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ＭＳ 明朝" svg:font-family="ＭＳ 明朝"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Century" svg:font-family="Century" style:font-family-generic="roman" style:font-pitch="variable" svg:panose-1="2 4 6 4 5 5 5 2 3 4"/>
  </office:font-face-decls>
  <office:automatic-styles>
    <style:style style:name="P1" style:parent-style-name="Standard" style:master-page-name="MP0" style:family="paragraph">
      <style:paragraph-properties fo:break-before="page" fo:border-top="0.0104in solid #00000A" fo:border-left="none" fo:border-bottom="0.0104in solid #00000A" fo:border-right="none" fo:padding-top="0.0138in" fo:padding-left="0in" fo:padding-bottom="0.0138in" fo:padding-right="0in" style:shadow="none" fo:text-align="justify" fo:margin-bottom="0in" fo:line-height="100%">
        <style:tab-stops>
          <style:tab-stop style:type="left" style:position="0.7986in"/>
          <style:tab-stop style:type="right" style:position="6.5in"/>
        </style:tab-stops>
      </style:paragraph-properties>
      <style:text-properties fo:font-weight="bold" style:font-weight-asian="bold" fo:color="#44546A"/>
    </style:style>
    <style:style style:name="P2" style:parent-style-name="Standard" style:family="paragraph">
      <style:paragraph-properties fo:border-top="0.0104in solid #00000A" fo:border-left="none" fo:border-bottom="0.0104in solid #00000A" fo:border-right="none" fo:padding-top="0.0138in" fo:padding-left="0in" fo:padding-bottom="0.0138in" fo:padding-right="0in" style:shadow="none" fo:text-align="justify" fo:margin-bottom="0in" fo:line-height="100%">
        <style:tab-stops>
          <style:tab-stop style:type="left" style:position="0.7986in"/>
          <style:tab-stop style:type="right" style:position="6.5in"/>
        </style:tab-stops>
      </style:paragraph-properties>
      <style:text-properties fo:font-weight="bold" style:font-weight-asian="bold" fo:color="#44546A"/>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目次の見出し" style:family="paragraph">
      <style:paragraph-properties fo:break-before="page" fo:text-align="justify"/>
      <style:text-properties fo:font-size="11pt" style:font-size-asian="11pt" style:font-size-complex="11pt"/>
    </style:style>
    <style:style style:name="P6" style:parent-style-name="目次の見出し" style:family="paragraph">
      <style:paragraph-properties fo:text-align="justify"/>
      <style:text-properties fo:font-size="11pt" style:font-size-asian="11pt" style:font-size-complex="11pt"/>
    </style:style>
    <style:style style:name="P7" style:parent-style-name="Contents1" style:family="paragraph">
      <style:paragraph-properties>
        <style:tab-stops>
          <style:tab-stop style:type="right" style:leader-style="dotted" style:leader-text="." style:position="5.8986in"/>
        </style:tab-stops>
      </style:paragraph-properties>
    </style:style>
    <style:style style:name="P8" style:parent-style-name="Contents1" style:family="paragraph">
      <style:paragraph-properties>
        <style:tab-stops>
          <style:tab-stop style:type="right" style:leader-style="dotted" style:leader-text="." style:position="5.8986in"/>
        </style:tab-stops>
      </style:paragraph-properties>
    </style:style>
    <style:style style:name="P9" style:parent-style-name="Contents1" style:family="paragraph">
      <style:paragraph-properties>
        <style:tab-stops>
          <style:tab-stop style:type="right" style:leader-style="dotted" style:leader-text="." style:position="5.8986in"/>
        </style:tab-stops>
      </style:paragraph-properties>
    </style:style>
    <style:style style:name="P10" style:parent-style-name="Contents2" style:family="paragraph">
      <style:paragraph-properties>
        <style:tab-stops>
          <style:tab-stop style:type="right" style:leader-style="dotted" style:leader-text="." style:position="5.8986in"/>
        </style:tab-stops>
      </style:paragraph-properties>
    </style:style>
    <style:style style:name="P11" style:parent-style-name="Contents2" style:family="paragraph">
      <style:paragraph-properties>
        <style:tab-stops>
          <style:tab-stop style:type="right" style:leader-style="dotted" style:leader-text="." style:position="5.8986in"/>
        </style:tab-stops>
      </style:paragraph-properties>
    </style:style>
    <style:style style:name="P12" style:parent-style-name="Contents2" style:family="paragraph">
      <style:paragraph-properties>
        <style:tab-stops>
          <style:tab-stop style:type="right" style:leader-style="dotted" style:leader-text="." style:position="5.8986in"/>
        </style:tab-stops>
      </style:paragraph-properties>
    </style:style>
    <style:style style:name="T13" style:parent-style-name="段落フォント" style:family="text">
      <style:text-properties fo:background-color="#FFFF00"/>
    </style:style>
    <style:style style:name="P14" style:parent-style-name="Contents2" style:family="paragraph">
      <style:paragraph-properties>
        <style:tab-stops>
          <style:tab-stop style:type="right" style:leader-style="dotted" style:leader-text="." style:position="5.8986in"/>
        </style:tab-stops>
      </style:paragraph-properties>
    </style:style>
    <style:style style:name="P15" style:parent-style-name="Contents2" style:family="paragraph">
      <style:paragraph-properties>
        <style:tab-stops>
          <style:tab-stop style:type="right" style:leader-style="dotted" style:leader-text="." style:position="5.8986in"/>
        </style:tab-stops>
      </style:paragraph-properties>
    </style:style>
    <style:style style:name="P16" style:parent-style-name="Contents2" style:family="paragraph">
      <style:paragraph-properties>
        <style:tab-stops>
          <style:tab-stop style:type="right" style:leader-style="dotted" style:leader-text="." style:position="5.8986in"/>
        </style:tab-stops>
      </style:paragraph-properties>
    </style:style>
    <style:style style:name="P17" style:parent-style-name="Contents2" style:family="paragraph">
      <style:paragraph-properties>
        <style:tab-stops>
          <style:tab-stop style:type="right" style:leader-style="dotted" style:leader-text="." style:position="5.8986in"/>
        </style:tab-stops>
      </style:paragraph-properties>
    </style:style>
    <style:style style:name="P18" style:parent-style-name="Standard" style:family="paragraph">
      <style:paragraph-properties fo:text-align="justify">
        <style:tab-stops>
          <style:tab-stop style:type="right" style:leader-style="dotted" style:leader-text="." style:position="6.1375in"/>
        </style:tab-stops>
      </style:paragraph-properties>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見出し1" style:family="paragraph">
      <style:paragraph-properties fo:break-before="page" fo:margin-top="0.0416in" fo:margin-bottom="0.1111in">
        <style:tab-stops>
          <style:tab-stop style:type="left" style:position="4.9722in"/>
        </style:tab-stops>
      </style:paragraph-properties>
      <style:text-properties fo:font-size="11pt" style:font-size-asian="11pt" style:font-size-complex="11pt" fo:language="es" fo:country="ES"/>
    </style:style>
    <style:style style:name="P24" style:parent-style-name="Standard" style:family="paragraph">
      <style:paragraph-properties fo:text-align="justify"/>
    </style:style>
    <style:style style:name="T25" style:parent-style-name="段落フォント" style:family="text">
      <style:text-properties fo:background-color="#FFFF00"/>
    </style:style>
    <style:style style:name="T26" style:parent-style-name="段落フォント" style:family="text">
      <style:text-properties fo:background-color="#FFFF00"/>
    </style:style>
    <style:style style:name="T27" style:parent-style-name="段落フォント" style:family="text">
      <style:text-properties fo:font-style="italic" style:font-style-asian="italic"/>
    </style:style>
    <style:style style:name="T28" style:parent-style-name="段落フォント" style:family="text">
      <style:text-properties fo:font-style="italic" style:font-style-asian="italic"/>
    </style:style>
    <style:style style:name="T29" style:parent-style-name="段落フォント" style:family="text">
      <style:text-properties fo:font-style="italic" style:font-style-asian="italic"/>
    </style:style>
    <style:style style:name="T30" style:parent-style-name="段落フォント" style:family="text">
      <style:text-properties fo:font-style="italic" style:font-style-asian="italic"/>
    </style:style>
    <style:style style:name="T31" style:parent-style-name="段落フォント" style:family="text">
      <style:text-properties fo:font-style="italic" style:font-style-asian="italic"/>
    </style:style>
    <style:style style:name="P32" style:parent-style-name="Standard" style:family="paragraph">
      <style:paragraph-properties fo:text-align="justify"/>
    </style:style>
    <style:style style:name="T33" style:parent-style-name="段落フォント" style:family="text">
      <style:text-properties fo:background-color="#FFFF00"/>
    </style:style>
    <style:style style:name="T34" style:parent-style-name="段落フォント" style:family="text">
      <style:text-properties fo:font-style="italic" style:font-style-asian="italic"/>
    </style:style>
    <style:style style:name="T35" style:parent-style-name="段落フォント" style:family="text">
      <style:text-properties fo:font-style="italic" style:font-style-asian="italic" fo:background-color="#FFFF00"/>
    </style:style>
    <style:style style:name="T36" style:parent-style-name="段落フォント" style:family="text">
      <style:text-properties fo:background-color="#FFFF00"/>
    </style:style>
    <style:style style:name="T37" style:parent-style-name="段落フォント" style:family="text">
      <style:text-properties fo:font-style="italic" style:font-style-asian="italic"/>
    </style:style>
    <style:style style:name="P38" style:parent-style-name="Standard" style:family="paragraph">
      <style:paragraph-properties fo:text-align="justify"/>
    </style:style>
    <style:style style:name="P39" style:parent-style-name="リスト段落" style:family="paragraph">
      <style:paragraph-properties fo:text-align="justify"/>
    </style:style>
    <style:style style:name="T40" style:parent-style-name="段落フォント" style:family="text">
      <style:text-properties fo:font-style="italic" style:font-style-asian="italic"/>
    </style:style>
    <style:style style:name="P41" style:parent-style-name="リスト段落" style:family="paragraph">
      <style:paragraph-properties fo:text-align="justify"/>
    </style:style>
    <style:style style:name="P42" style:parent-style-name="リスト段落" style:family="paragraph">
      <style:paragraph-properties fo:text-align="justify"/>
    </style:style>
    <style:style style:name="P43" style:parent-style-name="Standard" style:family="paragraph">
      <style:paragraph-properties fo:text-align="justify"/>
    </style:style>
    <style:style style:name="T44" style:parent-style-name="段落フォント" style:family="text">
      <style:text-properties fo:font-style="italic" style:font-style-asian="italic"/>
    </style:style>
    <style:style style:name="T45" style:parent-style-name="段落フォント" style:family="text">
      <style:text-properties fo:font-style="italic" style:font-style-asian="italic"/>
    </style:style>
    <style:style style:name="T46" style:parent-style-name="段落フォント" style:family="text">
      <style:text-properties fo:font-style="italic" style:font-style-asian="italic" fo:background-color="#FFFF00"/>
    </style:style>
    <style:style style:name="T47" style:parent-style-name="段落フォント" style:family="text">
      <style:text-properties fo:font-style="italic" style:font-style-asian="italic"/>
    </style:style>
    <style:style style:name="T48" style:parent-style-name="段落フォント" style:family="text">
      <style:text-properties fo:font-style="italic" style:font-style-asian="italic"/>
    </style:style>
    <style:style style:name="P49" style:parent-style-name="Standard" style:family="paragraph">
      <style:paragraph-properties fo:text-align="justify"/>
    </style:style>
    <style:style style:name="T50" style:parent-style-name="段落フォント" style:family="text">
      <style:text-properties fo:font-style="italic" style:font-style-asian="italic" fo:background-color="#FFFF00"/>
    </style:style>
    <style:style style:name="T51" style:parent-style-name="段落フォント" style:family="text">
      <style:text-properties fo:font-style="italic" style:font-style-asian="italic"/>
    </style:style>
    <style:style style:name="T52" style:parent-style-name="段落フォント" style:family="text">
      <style:text-properties fo:font-style="italic" style:font-style-asian="italic" fo:background-color="#FFFF00"/>
    </style:style>
    <style:style style:name="T53" style:parent-style-name="段落フォント" style:family="text">
      <style:text-properties fo:background-color="#FFFF00"/>
    </style:style>
    <style:style style:name="P54" style:parent-style-name="見出し1" style:family="paragraph">
      <style:paragraph-properties fo:break-before="page" fo:margin-top="0.0416in" fo:margin-bottom="0.1111in">
        <style:tab-stops>
          <style:tab-stop style:type="left" style:position="4.9722in"/>
        </style:tab-stops>
      </style:paragraph-properties>
      <style:text-properties fo:font-size="11pt" style:font-size-asian="11pt" style:font-size-complex="11pt" fo:language="es" fo:country="ES"/>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T57" style:parent-style-name="段落フォント" style:family="text">
      <style:text-properties fo:font-weight="bold" style:font-weight-asian="bold"/>
    </style:style>
    <style:style style:name="T58" style:parent-style-name="段落フォント" style:family="text">
      <style:text-properties fo:font-style="italic" style:font-style-asian="italic"/>
    </style:style>
    <style:style style:name="T59" style:parent-style-name="段落フォント" style:family="text">
      <style:text-properties fo:font-style="italic" style:font-style-asian="italic"/>
    </style:style>
    <style:style style:name="T60" style:parent-style-name="段落フォント" style:family="text">
      <style:text-properties fo:font-style="italic" style:font-style-asian="italic"/>
    </style:style>
    <style:style style:name="P61" style:parent-style-name="Standard" style:family="paragraph">
      <style:paragraph-properties fo:text-align="justify"/>
    </style:style>
    <style:style style:name="T62" style:parent-style-name="段落フォント" style:family="text">
      <style:text-properties fo:font-weight="bold" style:font-weight-asian="bold"/>
    </style:style>
    <style:style style:name="P63" style:parent-style-name="Standard" style:family="paragraph">
      <style:paragraph-properties fo:text-align="justify"/>
    </style:style>
    <style:style style:name="T64" style:parent-style-name="段落フォント" style:family="text">
      <style:text-properties fo:font-weight="bold" style:font-weight-asian="bold"/>
    </style:style>
    <style:style style:name="P65" style:parent-style-name="Standard" style:family="paragraph">
      <style:paragraph-properties fo:text-align="justify"/>
    </style:style>
    <style:style style:name="T66" style:parent-style-name="段落フォント" style:family="text">
      <style:text-properties fo:font-weight="bold" style:font-weight-asian="bold"/>
    </style:style>
    <style:style style:name="P67" style:parent-style-name="Standard" style:family="paragraph">
      <style:paragraph-properties fo:text-align="justify"/>
    </style:style>
    <style:style style:name="T68" style:parent-style-name="段落フォント" style:family="text">
      <style:text-properties fo:font-weight="bold" style:font-weight-asian="bold" fo:background-color="#FFFF00"/>
    </style:style>
    <style:style style:name="T69" style:parent-style-name="段落フォント" style:family="text">
      <style:text-properties fo:font-weight="bold" style:font-weight-asian="bold"/>
    </style:style>
    <style:style style:name="T70" style:parent-style-name="段落フォント" style:family="text">
      <style:text-properties fo:font-style="italic" style:font-style-asian="italic"/>
    </style:style>
    <style:style style:name="P71" style:parent-style-name="Standard" style:family="paragraph">
      <style:paragraph-properties fo:text-align="justify"/>
    </style:style>
    <style:style style:name="T72" style:parent-style-name="段落フォント" style:family="text">
      <style:text-properties fo:font-weight="bold" style:font-weight-asian="bold"/>
    </style:style>
    <style:style style:name="T73" style:parent-style-name="段落フォント" style:family="text">
      <style:text-properties fo:font-weight="bold" style:font-weight-asian="bold" fo:font-style="italic" style:font-style-asian="italic"/>
    </style:style>
    <style:style style:name="T74" style:parent-style-name="段落フォント" style:family="text">
      <style:text-properties fo:font-weight="bold" style:font-weight-asian="bold" fo:font-style="italic" style:font-style-asian="italic"/>
    </style:style>
    <style:style style:name="T75" style:parent-style-name="段落フォント" style:family="text">
      <style:text-properties fo:font-style="italic" style:font-style-asian="italic"/>
    </style:style>
    <style:style style:name="T76" style:parent-style-name="段落フォント" style:family="text">
      <style:text-properties fo:font-weight="bold" style:font-weight-asian="bold" fo:font-style="italic" style:font-style-asian="italic"/>
    </style:style>
    <style:style style:name="T77" style:parent-style-name="段落フォント" style:family="text">
      <style:text-properties fo:font-style="italic" style:font-style-asian="italic"/>
    </style:style>
    <style:style style:name="T78" style:parent-style-name="段落フォント" style:family="text">
      <style:text-properties fo:font-weight="bold" style:font-weight-asian="bold" fo:font-style="italic" style:font-style-asian="italic"/>
    </style:style>
    <style:style style:name="T79" style:parent-style-name="段落フォント" style:family="text">
      <style:text-properties fo:font-weight="bold" style:font-weight-asian="bold"/>
    </style:style>
    <style:style style:name="P80" style:parent-style-name="Standard" style:family="paragraph">
      <style:paragraph-properties fo:text-align="justify"/>
    </style:style>
    <style:style style:name="T81" style:parent-style-name="段落フォント" style:family="text">
      <style:text-properties fo:font-weight="bold" style:font-weight-asian="bold"/>
    </style:style>
    <style:style style:name="P82" style:parent-style-name="Standard" style:family="paragraph">
      <style:paragraph-properties fo:text-align="justify"/>
    </style:style>
    <style:style style:name="T83" style:parent-style-name="段落フォント" style:family="text">
      <style:text-properties fo:font-weight="bold" style:font-weight-asian="bold"/>
    </style:style>
    <style:style style:name="T84" style:parent-style-name="段落フォント" style:family="text">
      <style:text-properties fo:font-weight="bold" style:font-weight-asian="bold"/>
    </style:style>
    <style:style style:name="T85" style:parent-style-name="段落フォント" style:family="text">
      <style:text-properties fo:font-style="italic" style:font-style-asian="italic" fo:background-color="#FFFF00"/>
    </style:style>
    <style:style style:name="P86" style:parent-style-name="Standard" style:family="paragraph">
      <style:paragraph-properties fo:text-align="justify"/>
    </style:style>
    <style:style style:name="P87" style:parent-style-name="見出し1" style:family="paragraph">
      <style:paragraph-properties fo:break-before="page" fo:margin-top="0.0416in" fo:margin-bottom="0.1111in">
        <style:tab-stops>
          <style:tab-stop style:type="left" style:position="4.9722in"/>
        </style:tab-stops>
      </style:paragraph-properties>
      <style:text-properties fo:font-size="11pt" style:font-size-asian="11pt" style:font-size-complex="11pt" fo:language="es" fo:country="ES"/>
    </style:style>
    <style:style style:name="P88" style:parent-style-name="Standard" style:family="paragraph">
      <style:paragraph-properties fo:text-align="justify"/>
    </style:style>
    <style:style style:name="P89" style:parent-style-name="見出し2" style:family="paragraph">
      <style:text-properties fo:font-size="11pt" style:font-size-asian="11pt" style:font-size-complex="11pt" fo:language="es" fo:country="ES"/>
    </style:style>
    <style:style style:name="P90" style:parent-style-name="Standard" style:family="paragraph">
      <style:paragraph-properties fo:text-align="justify" fo:margin-bottom="0in" fo:line-height="100%" fo:margin-left="0.4923in" fo:text-indent="-0.4923in">
        <style:tab-stops>
          <style:tab-stop style:type="left" style:position="0.4923in"/>
        </style:tab-stops>
      </style:paragraph-properties>
    </style:style>
    <style:style style:name="T91" style:parent-style-name="段落フォント" style:family="text">
      <style:text-properties fo:font-weight="bold" style:font-weight-asian="bold"/>
    </style:style>
    <style:style style:name="T92" style:parent-style-name="段落フォント" style:family="text">
      <style:text-properties fo:font-weight="bold" style:font-weight-asian="bold"/>
    </style:style>
    <style:style style:name="T93" style:parent-style-name="段落フォント" style:family="text">
      <style:text-properties fo:font-weight="bold" style:font-weight-asian="bold" fo:font-style="italic" style:font-style-asian="italic" fo:background-color="#FFFF00"/>
    </style:style>
    <style:style style:name="T94" style:parent-style-name="段落フォント" style:family="text">
      <style:text-properties fo:font-weight="bold" style:font-weight-asian="bold"/>
    </style:style>
    <style:style style:name="T95" style:parent-style-name="段落フォント" style:family="text">
      <style:text-properties fo:font-weight="bold" style:font-weight-asian="bold"/>
    </style:style>
    <style:style style:name="P96" style:parent-style-name="リスト段落" style:family="paragraph">
      <style:paragraph-properties fo:text-align="justify" fo:margin-bottom="0in" fo:line-height="100%" fo:text-indent="-0.5in"/>
      <style:text-properties fo:font-weight="bold" style:font-weight-asian="bold"/>
    </style:style>
    <style:style style:name="P97" style:parent-style-name="Standard" style:family="paragraph">
      <style:paragraph-properties fo:text-align="justify" fo:margin-left="0.4916in">
        <style:tab-stops/>
      </style:paragraph-properties>
    </style:style>
    <style:style style:name="T98" style:parent-style-name="段落フォント" style:family="text">
      <style:text-properties fo:font-weight="bold" style:font-weight-asian="bold"/>
    </style:style>
    <style:style style:name="P99" style:parent-style-name="Standard" style:family="paragraph">
      <style:paragraph-properties fo:text-align="justify" fo:text-indent="0.4916in"/>
    </style:style>
    <style:style style:name="P100" style:parent-style-name="Standard" style:family="paragraph">
      <style:paragraph-properties fo:text-align="justify" fo:margin-left="0.4916in">
        <style:tab-stops/>
      </style:paragraph-properties>
    </style:style>
    <style:style style:name="P101" style:parent-style-name="Standard" style:family="paragraph">
      <style:paragraph-properties fo:text-align="justify" fo:text-indent="0.4916in"/>
      <style:text-properties fo:font-weight="bold" style:font-weight-asian="bold"/>
    </style:style>
    <style:style style:name="P102" style:parent-style-name="Standard" style:family="paragraph">
      <style:paragraph-properties fo:text-align="justify" fo:margin-left="0.4916in">
        <style:tab-stops/>
      </style:paragraph-properties>
    </style:style>
    <style:style style:name="P103"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104" style:parent-style-name="リスト段落" style:family="paragraph">
      <style:paragraph-properties fo:text-align="justify"/>
      <style:text-properties fo:font-weight="bold" style:font-weight-asian="bold"/>
    </style:style>
    <style:style style:name="P105" style:parent-style-name="リスト段落" style:family="paragraph">
      <style:paragraph-properties fo:text-align="justify" fo:margin-bottom="0in" fo:line-height="100%"/>
      <style:text-properties fo:font-weight="bold" style:font-weight-asian="bold"/>
    </style:style>
    <style:style style:name="P106" style:parent-style-name="リスト段落" style:family="paragraph">
      <style:paragraph-properties fo:text-align="justify" fo:margin-bottom="0in" fo:line-height="100%"/>
      <style:text-properties fo:font-weight="bold" style:font-weight-asian="bold"/>
    </style:style>
    <style:style style:name="P107" style:parent-style-name="リスト段落" style:family="paragraph">
      <style:paragraph-properties fo:text-align="justify" fo:margin-bottom="0in" fo:line-height="100%"/>
      <style:text-properties fo:font-weight="bold" style:font-weight-asian="bold"/>
    </style:style>
    <style:style style:name="P108" style:parent-style-name="リスト段落" style:family="paragraph">
      <style:paragraph-properties fo:text-align="justify" fo:margin-bottom="0in" fo:line-height="100%"/>
      <style:text-properties fo:font-weight="bold" style:font-weight-asian="bold"/>
    </style:style>
    <style:style style:name="P109" style:parent-style-name="リスト段落" style:family="paragraph">
      <style:paragraph-properties fo:text-align="justify" fo:margin-bottom="0in" fo:line-height="100%"/>
    </style:style>
    <style:style style:name="T110" style:parent-style-name="段落フォント" style:family="text">
      <style:text-properties fo:font-weight="bold" style:font-weight-asian="bold"/>
    </style:style>
    <style:style style:name="T111" style:parent-style-name="段落フォント" style:family="text">
      <style:text-properties fo:font-weight="bold" style:font-weight-asian="bold"/>
    </style:style>
    <style:style style:name="T112" style:parent-style-name="段落フォント" style:family="text">
      <style:text-properties fo:font-weight="bold" style:font-weight-asian="bold" fo:font-style="italic" style:font-style-asian="italic" fo:background-color="#FFFF00"/>
    </style:style>
    <style:style style:name="T113" style:parent-style-name="段落フォント" style:family="text">
      <style:text-properties fo:font-weight="bold" style:font-weight-asian="bold" fo:background-color="#FFFF00"/>
    </style:style>
    <style:style style:name="T114" style:parent-style-name="段落フォント" style:family="text">
      <style:text-properties fo:font-weight="bold" style:font-weight-asian="bold"/>
    </style:style>
    <style:style style:name="P115" style:parent-style-name="リスト段落" style:family="paragraph">
      <style:paragraph-properties fo:text-align="justify" fo:margin-bottom="0in" fo:line-height="100%"/>
      <style:text-properties fo:font-weight="bold" style:font-weight-asian="bold"/>
    </style:style>
    <style:style style:name="P116" style:parent-style-name="リスト段落" style:family="paragraph">
      <style:paragraph-properties fo:text-align="justify"/>
    </style:style>
    <style:style style:name="T117" style:parent-style-name="段落フォント" style:family="text">
      <style:text-properties fo:font-weight="bold" style:font-weight-asian="bold"/>
    </style:style>
    <style:style style:name="T118" style:parent-style-name="段落フォント" style:family="text">
      <style:text-properties fo:font-weight="bold" style:font-weight-asian="bold"/>
    </style:style>
    <style:style style:name="P119" style:parent-style-name="リスト段落" style:family="paragraph">
      <style:paragraph-properties fo:text-align="justify"/>
      <style:text-properties fo:font-weight="bold" style:font-weight-asian="bold"/>
    </style:style>
    <style:style style:name="P120" style:parent-style-name="Standard" style:family="paragraph">
      <style:paragraph-properties fo:text-align="justify" fo:margin-left="0.4916in">
        <style:tab-stops/>
      </style:paragraph-properties>
    </style:style>
    <style:style style:name="P121" style:parent-style-name="Standard" style:family="paragraph">
      <style:paragraph-properties fo:text-align="justify" fo:margin-left="0.4916in">
        <style:tab-stops/>
      </style:paragraph-properties>
    </style:style>
    <style:style style:name="P122" style:parent-style-name="Standard" style:family="paragraph">
      <style:paragraph-properties fo:text-align="justify" fo:margin-left="0.4916in">
        <style:tab-stops/>
      </style:paragraph-properties>
    </style:style>
    <style:style style:name="P123" style:parent-style-name="Standard" style:family="paragraph">
      <style:paragraph-properties fo:text-align="justify"/>
    </style:style>
    <style:style style:name="P124" style:parent-style-name="Standard" style:family="paragraph">
      <style:paragraph-properties fo:text-align="justify" fo:text-indent="0.4916in"/>
      <style:text-properties fo:font-weight="bold" style:font-weight-asian="bold"/>
    </style:style>
    <style:style style:name="P125" style:parent-style-name="Standard" style:family="paragraph">
      <style:paragraph-properties fo:text-align="justify" fo:margin-left="0.4916in">
        <style:tab-stops/>
      </style:paragraph-properties>
    </style:style>
    <style:style style:name="P126" style:parent-style-name="Standard" style:family="paragraph">
      <style:paragraph-properties fo:text-align="justify" fo:margin-left="0.4916in">
        <style:tab-stops/>
      </style:paragraph-properties>
    </style:style>
    <style:style style:name="P127"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128" style:parent-style-name="Standard" style:family="paragraph">
      <style:paragraph-properties fo:text-align="justify"/>
    </style:style>
    <style:style style:name="P129" style:parent-style-name="Standard" style:family="paragraph">
      <style:paragraph-properties fo:text-align="justify" fo:margin-left="0.4916in">
        <style:tab-stops/>
      </style:paragraph-properties>
    </style:style>
    <style:style style:name="T130" style:parent-style-name="段落フォント" style:family="text">
      <style:text-properties fo:font-weight="bold" style:font-weight-asian="bold"/>
    </style:style>
    <style:style style:name="P131" style:parent-style-name="Standard" style:family="paragraph">
      <style:paragraph-properties fo:text-align="justify" fo:margin-left="0.4916in">
        <style:tab-stops/>
      </style:paragraph-properties>
    </style:style>
    <style:style style:name="P132" style:parent-style-name="Standard" style:family="paragraph">
      <style:paragraph-properties fo:text-align="justify"/>
    </style:style>
    <style:style style:name="P133" style:parent-style-name="Standard" style:family="paragraph">
      <style:paragraph-properties fo:text-align="justify" fo:text-indent="0.4916in"/>
      <style:text-properties fo:font-weight="bold" style:font-weight-asian="bold"/>
    </style:style>
    <style:style style:name="P134" style:parent-style-name="Standard" style:family="paragraph">
      <style:paragraph-properties fo:text-align="justify" fo:margin-left="0.4916in">
        <style:tab-stops/>
      </style:paragraph-properties>
    </style:style>
    <style:style style:name="P135" style:parent-style-name="Standard" style:family="paragraph">
      <style:paragraph-properties fo:text-align="justify"/>
    </style:style>
    <style:style style:name="P136" style:parent-style-name="見出し2" style:family="paragraph">
      <style:paragraph-properties fo:break-before="page"/>
      <style:text-properties fo:font-size="11pt" style:font-size-asian="11pt" style:font-size-complex="11pt" fo:language="es" fo:country="ES"/>
    </style:style>
    <style:style style:name="P137"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138" style:parent-style-name="リスト段落" style:family="paragraph">
      <style:paragraph-properties fo:text-align="justify" fo:margin-bottom="0in" fo:line-height="100%"/>
      <style:text-properties fo:font-weight="bold" style:font-weight-asian="bold"/>
    </style:style>
    <style:style style:name="P139" style:parent-style-name="リスト段落" style:family="paragraph">
      <style:paragraph-properties fo:text-align="justify" fo:margin-bottom="0in" fo:line-height="100%"/>
    </style:style>
    <style:style style:name="T140" style:parent-style-name="段落フォント" style:family="text">
      <style:text-properties fo:font-weight="bold" style:font-weight-asian="bold"/>
    </style:style>
    <style:style style:name="T141" style:parent-style-name="段落フォント" style:family="text">
      <style:text-properties fo:font-weight="bold" style:font-weight-asian="bold"/>
    </style:style>
    <style:style style:name="T142" style:parent-style-name="段落フォント" style:family="text">
      <style:text-properties fo:font-weight="bold" style:font-weight-asian="bold" fo:font-style="italic" style:font-style-asian="italic"/>
    </style:style>
    <style:style style:name="T143" style:parent-style-name="段落フォント" style:family="text">
      <style:text-properties fo:font-weight="bold" style:font-weight-asian="bold"/>
    </style:style>
    <style:style style:name="P144" style:parent-style-name="リスト段落" style:family="paragraph">
      <style:paragraph-properties fo:text-align="justify" fo:margin-bottom="0in" fo:line-height="100%"/>
      <style:text-properties fo:font-weight="bold" style:font-weight-asian="bold"/>
    </style:style>
    <style:style style:name="P145" style:parent-style-name="Standard" style:family="paragraph">
      <style:paragraph-properties fo:text-align="justify"/>
    </style:style>
    <style:style style:name="P146" style:parent-style-name="Standard" style:family="paragraph">
      <style:paragraph-properties fo:text-align="justify" fo:margin-left="0.4916in">
        <style:tab-stops/>
      </style:paragraph-properties>
    </style:style>
    <style:style style:name="T147" style:parent-style-name="段落フォント" style:family="text">
      <style:text-properties fo:font-weight="bold" style:font-weight-asian="bold"/>
    </style:style>
    <style:style style:name="P148" style:parent-style-name="Standard" style:family="paragraph">
      <style:paragraph-properties fo:text-align="justify" fo:margin-left="0.4916in">
        <style:tab-stops/>
      </style:paragraph-properties>
    </style:style>
    <style:style style:name="T149" style:parent-style-name="段落フォント" style:family="text">
      <style:text-properties fo:font-style="italic" style:font-style-asian="italic"/>
    </style:style>
    <style:style style:name="P150" style:parent-style-name="Standard" style:family="paragraph">
      <style:paragraph-properties fo:text-align="justify" fo:margin-left="0.4916in">
        <style:tab-stops/>
      </style:paragraph-properties>
    </style:style>
    <style:style style:name="T151" style:parent-style-name="段落フォント" style:family="text">
      <style:text-properties fo:font-style="italic" style:font-style-asian="italic"/>
    </style:style>
    <style:style style:name="P152" style:parent-style-name="Standard" style:family="paragraph">
      <style:paragraph-properties fo:text-align="justify"/>
    </style:style>
    <style:style style:name="P153" style:parent-style-name="Standard" style:family="paragraph">
      <style:paragraph-properties fo:text-align="justify" fo:text-indent="0.4916in"/>
      <style:text-properties fo:font-weight="bold" style:font-weight-asian="bold"/>
    </style:style>
    <style:style style:name="P154" style:parent-style-name="Standard" style:family="paragraph">
      <style:paragraph-properties fo:text-align="justify" fo:margin-left="0.4916in">
        <style:tab-stops/>
      </style:paragraph-properties>
    </style:style>
    <style:style style:name="T155" style:parent-style-name="段落フォント" style:family="text">
      <style:text-properties fo:font-style="italic" style:font-style-asian="italic" fo:background-color="#FFFF00"/>
    </style:style>
    <style:style style:name="P156" style:parent-style-name="Standard" style:family="paragraph">
      <style:paragraph-properties fo:text-align="justify" fo:margin-left="0.4916in">
        <style:tab-stops/>
      </style:paragraph-properties>
    </style:style>
    <style:style style:name="P157"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158" style:parent-style-name="リスト段落" style:family="paragraph">
      <style:paragraph-properties fo:text-align="justify" fo:margin-bottom="0in" fo:line-height="100%"/>
    </style:style>
    <style:style style:name="T159" style:parent-style-name="段落フォント" style:family="text">
      <style:text-properties fo:font-weight="bold" style:font-weight-asian="bold"/>
    </style:style>
    <style:style style:name="T160" style:parent-style-name="段落フォント" style:family="text">
      <style:text-properties fo:font-weight="bold" style:font-weight-asian="bold" fo:font-style="italic" style:font-style-asian="italic"/>
    </style:style>
    <style:style style:name="T161" style:parent-style-name="段落フォント" style:family="text">
      <style:text-properties fo:font-weight="bold" style:font-weight-asian="bold"/>
    </style:style>
    <style:style style:name="P162" style:parent-style-name="リスト段落" style:family="paragraph">
      <style:paragraph-properties fo:text-align="justify" fo:margin-bottom="0in" fo:line-height="100%"/>
    </style:style>
    <style:style style:name="T163" style:parent-style-name="段落フォント" style:family="text">
      <style:text-properties fo:font-weight="bold" style:font-weight-asian="bold"/>
    </style:style>
    <style:style style:name="T164" style:parent-style-name="段落フォント" style:family="text">
      <style:text-properties fo:font-weight="bold" style:font-weight-asian="bold"/>
    </style:style>
    <style:style style:name="T165" style:parent-style-name="段落フォント" style:family="text">
      <style:text-properties fo:font-weight="bold" style:font-weight-asian="bold" fo:font-style="italic" style:font-style-asian="italic"/>
    </style:style>
    <style:style style:name="T166" style:parent-style-name="段落フォント" style:family="text">
      <style:text-properties fo:font-weight="bold" style:font-weight-asian="bold"/>
    </style:style>
    <style:style style:name="P167" style:parent-style-name="リスト段落" style:family="paragraph">
      <style:paragraph-properties fo:text-align="justify" fo:margin-bottom="0in" fo:line-height="100%"/>
      <style:text-properties fo:font-weight="bold" style:font-weight-asian="bold"/>
    </style:style>
    <style:style style:name="P168" style:parent-style-name="リスト段落" style:family="paragraph">
      <style:paragraph-properties fo:text-align="justify" fo:margin-bottom="0in" fo:line-height="100%"/>
      <style:text-properties fo:font-weight="bold" style:font-weight-asian="bold"/>
    </style:style>
    <style:style style:name="P169" style:parent-style-name="リスト段落" style:family="paragraph">
      <style:paragraph-properties fo:text-align="justify" fo:margin-bottom="0in" fo:line-height="100%"/>
      <style:text-properties fo:font-weight="bold" style:font-weight-asian="bold"/>
    </style:style>
    <style:style style:name="P170" style:parent-style-name="リスト段落" style:family="paragraph">
      <style:paragraph-properties fo:text-align="justify" fo:margin-bottom="0in" fo:line-height="100%"/>
      <style:text-properties fo:font-weight="bold" style:font-weight-asian="bold"/>
    </style:style>
    <style:style style:name="P171" style:parent-style-name="リスト段落" style:family="paragraph">
      <style:paragraph-properties fo:text-align="justify" fo:margin-bottom="0in" fo:line-height="100%"/>
      <style:text-properties fo:font-weight="bold" style:font-weight-asian="bold"/>
    </style:style>
    <style:style style:name="P172" style:parent-style-name="Standard" style:family="paragraph">
      <style:paragraph-properties fo:text-align="justify" fo:margin-left="0.4916in">
        <style:tab-stops/>
      </style:paragraph-properties>
      <style:text-properties fo:font-weight="bold" style:font-weight-asian="bold"/>
    </style:style>
    <style:style style:name="P173" style:parent-style-name="Standard" style:family="paragraph">
      <style:paragraph-properties fo:text-align="justify" fo:margin-left="0.4916in">
        <style:tab-stops/>
      </style:paragraph-properties>
    </style:style>
    <style:style style:name="T174" style:parent-style-name="段落フォント" style:family="text">
      <style:text-properties fo:font-weight="bold" style:font-weight-asian="bold"/>
    </style:style>
    <style:style style:name="P175" style:parent-style-name="Standard" style:family="paragraph">
      <style:paragraph-properties fo:text-align="justify" fo:margin-left="0.4916in">
        <style:tab-stops/>
      </style:paragraph-properties>
    </style:style>
    <style:style style:name="P176" style:parent-style-name="Standard" style:family="paragraph">
      <style:paragraph-properties fo:text-align="justify" fo:margin-left="0.4916in">
        <style:tab-stops/>
      </style:paragraph-properties>
    </style:style>
    <style:style style:name="P177" style:parent-style-name="Standard" style:family="paragraph">
      <style:paragraph-properties fo:text-align="justify" fo:margin-left="0.4916in">
        <style:tab-stops/>
      </style:paragraph-properties>
    </style:style>
    <style:style style:name="P178" style:parent-style-name="Standard" style:family="paragraph">
      <style:paragraph-properties fo:text-align="justify" fo:margin-left="0.4916in">
        <style:tab-stops/>
      </style:paragraph-properties>
    </style:style>
    <style:style style:name="P179" style:parent-style-name="Standard" style:family="paragraph">
      <style:paragraph-properties fo:text-align="justify" fo:text-indent="0.4916in"/>
      <style:text-properties fo:font-weight="bold" style:font-weight-asian="bold"/>
    </style:style>
    <style:style style:name="P180" style:parent-style-name="Standard" style:family="paragraph">
      <style:paragraph-properties fo:text-align="justify" fo:margin-left="0.4916in">
        <style:tab-stops/>
      </style:paragraph-properties>
    </style:style>
    <style:style style:name="P181" style:parent-style-name="Standard" style:family="paragraph">
      <style:paragraph-properties fo:text-align="justify"/>
    </style:style>
    <style:style style:name="P182" style:parent-style-name="見出し2" style:family="paragraph">
      <style:paragraph-properties fo:break-before="page"/>
    </style:style>
    <style:style style:name="T183" style:parent-style-name="段落フォント" style:family="text">
      <style:text-properties fo:font-size="11pt" style:font-size-asian="11pt" style:font-size-complex="11pt" fo:language="es" fo:country="ES"/>
    </style:style>
    <style:style style:name="T184" style:parent-style-name="段落フォント" style:family="text">
      <style:text-properties fo:font-size="11pt" style:font-size-asian="11pt" style:font-size-complex="11pt" fo:language="es" fo:country="ES"/>
    </style:style>
    <style:style style:name="T185" style:parent-style-name="段落フォント" style:family="text">
      <style:text-properties fo:font-size="11pt" style:font-size-asian="11pt" style:font-size-complex="11pt" fo:language="es" fo:country="ES"/>
    </style:style>
    <style:style style:name="P186"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187"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188" style:parent-style-name="Standard" style:family="paragraph">
      <style:paragraph-properties fo:text-align="justify"/>
    </style:style>
    <style:style style:name="P189" style:parent-style-name="Standard" style:family="paragraph">
      <style:paragraph-properties fo:text-align="justify" fo:margin-left="0.4916in">
        <style:tab-stops/>
      </style:paragraph-properties>
    </style:style>
    <style:style style:name="T190" style:parent-style-name="段落フォント" style:family="text">
      <style:text-properties fo:font-weight="bold" style:font-weight-asian="bold"/>
    </style:style>
    <style:style style:name="P191" style:parent-style-name="Standard" style:family="paragraph">
      <style:paragraph-properties fo:text-align="justify" fo:margin-left="0.4916in">
        <style:tab-stops/>
      </style:paragraph-properties>
    </style:style>
    <style:style style:name="T192" style:parent-style-name="段落フォント" style:family="text">
      <style:text-properties fo:font-style="italic" style:font-style-asian="italic" style:font-style-complex="italic"/>
    </style:style>
    <style:style style:name="P193" style:parent-style-name="Standard" style:family="paragraph">
      <style:paragraph-properties fo:text-align="justify" fo:margin-left="0.4916in">
        <style:tab-stops/>
      </style:paragraph-properties>
    </style:style>
    <style:style style:name="T194" style:parent-style-name="段落フォント" style:family="text">
      <style:text-properties fo:font-style="italic" style:font-style-asian="italic"/>
    </style:style>
    <style:style style:name="P195" style:parent-style-name="Standard" style:family="paragraph">
      <style:paragraph-properties fo:text-align="justify" fo:text-indent="0.4916in"/>
      <style:text-properties fo:font-weight="bold" style:font-weight-asian="bold"/>
    </style:style>
    <style:style style:name="P196" style:parent-style-name="Standard" style:family="paragraph">
      <style:paragraph-properties fo:text-align="justify" fo:margin-left="0.4916in">
        <style:tab-stops/>
      </style:paragraph-properties>
    </style:style>
    <style:style style:name="P197" style:parent-style-name="Standard" style:family="paragraph">
      <style:paragraph-properties fo:text-align="justify" fo:margin-left="0.4916in">
        <style:tab-stops/>
      </style:paragraph-properties>
    </style:style>
    <style:style style:name="P198"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199" style:parent-style-name="リスト段落" style:family="paragraph">
      <style:paragraph-properties fo:text-align="justify" fo:margin-bottom="0in" fo:line-height="100%"/>
      <style:text-properties fo:font-weight="bold" style:font-weight-asian="bold"/>
    </style:style>
    <style:style style:name="P200" style:parent-style-name="リスト段落" style:family="paragraph">
      <style:paragraph-properties fo:text-align="justify" fo:margin-bottom="0in" fo:line-height="100%"/>
      <style:text-properties fo:font-weight="bold" style:font-weight-asian="bold"/>
    </style:style>
    <style:style style:name="P201" style:parent-style-name="リスト段落" style:family="paragraph">
      <style:paragraph-properties fo:text-align="justify" fo:margin-bottom="0in" fo:line-height="100%"/>
      <style:text-properties fo:font-weight="bold" style:font-weight-asian="bold"/>
    </style:style>
    <style:style style:name="P202" style:parent-style-name="リスト段落" style:family="paragraph">
      <style:paragraph-properties fo:text-align="justify" fo:margin-bottom="0in" fo:line-height="100%"/>
      <style:text-properties fo:font-weight="bold" style:font-weight-asian="bold"/>
    </style:style>
    <style:style style:name="P203" style:parent-style-name="リスト段落" style:family="paragraph">
      <style:paragraph-properties fo:text-align="justify" fo:margin-bottom="0in" fo:line-height="100%"/>
      <style:text-properties fo:font-weight="bold" style:font-weight-asian="bold"/>
    </style:style>
    <style:style style:name="P204" style:parent-style-name="リスト段落" style:family="paragraph">
      <style:paragraph-properties fo:text-align="justify" fo:margin-bottom="0in" fo:line-height="100%"/>
      <style:text-properties fo:font-weight="bold" style:font-weight-asian="bold"/>
    </style:style>
    <style:style style:name="P205" style:parent-style-name="Standard" style:family="paragraph">
      <style:paragraph-properties fo:text-align="justify"/>
    </style:style>
    <style:style style:name="P206" style:parent-style-name="Standard" style:family="paragraph">
      <style:paragraph-properties fo:text-align="justify" fo:margin-left="0.4916in">
        <style:tab-stops/>
      </style:paragraph-properties>
    </style:style>
    <style:style style:name="T207" style:parent-style-name="段落フォント" style:family="text">
      <style:text-properties fo:font-weight="bold" style:font-weight-asian="bold"/>
    </style:style>
    <style:style style:name="P208" style:parent-style-name="Standard" style:family="paragraph">
      <style:paragraph-properties fo:text-align="justify" fo:margin-left="0.4916in">
        <style:tab-stops/>
      </style:paragraph-properties>
    </style:style>
    <style:style style:name="P209" style:parent-style-name="Standard" style:family="paragraph">
      <style:paragraph-properties fo:text-align="justify" fo:text-indent="0.4916in"/>
      <style:text-properties fo:font-weight="bold" style:font-weight-asian="bold"/>
    </style:style>
    <style:style style:name="P210" style:parent-style-name="Standard" style:family="paragraph">
      <style:paragraph-properties fo:text-align="justify" fo:margin-left="0.4916in">
        <style:tab-stops/>
      </style:paragraph-properties>
    </style:style>
    <style:style style:name="P211" style:parent-style-name="見出し2" style:family="paragraph">
      <style:paragraph-properties fo:break-before="page"/>
      <style:text-properties fo:font-size="11pt" style:font-size-asian="11pt" style:font-size-complex="11pt" fo:language="es" fo:country="ES"/>
    </style:style>
    <style:style style:name="P212" style:parent-style-name="Standard" style:family="paragraph">
      <style:paragraph-properties fo:text-align="justify" fo:margin-bottom="0in" fo:line-height="100%" fo:margin-left="0.4923in" fo:text-indent="-0.4923in">
        <style:tab-stops>
          <style:tab-stop style:type="left" style:position="0.4923in"/>
        </style:tab-stops>
      </style:paragraph-properties>
    </style:style>
    <style:style style:name="T213" style:parent-style-name="段落フォント" style:family="text">
      <style:text-properties fo:font-weight="bold" style:font-weight-asian="bold"/>
    </style:style>
    <style:style style:name="T214" style:parent-style-name="段落フォント" style:family="text">
      <style:text-properties fo:font-weight="bold" style:font-weight-asian="bold"/>
    </style:style>
    <style:style style:name="T215" style:parent-style-name="段落フォント" style:family="text">
      <style:text-properties fo:font-weight="bold" style:font-weight-asian="bold" fo:font-style="italic" style:font-style-asian="italic"/>
    </style:style>
    <style:style style:name="T216" style:parent-style-name="段落フォント" style:family="text">
      <style:text-properties fo:font-weight="bold" style:font-weight-asian="bold"/>
    </style:style>
    <style:style style:name="T217" style:parent-style-name="段落フォント" style:family="text">
      <style:text-properties fo:font-weight="bold" style:font-weight-asian="bold"/>
    </style:style>
    <style:style style:name="T218" style:parent-style-name="段落フォント" style:family="text">
      <style:text-properties fo:font-weight="bold" style:font-weight-asian="bold" fo:font-style="italic" style:font-style-asian="italic"/>
    </style:style>
    <style:style style:name="T219" style:parent-style-name="段落フォント" style:family="text">
      <style:text-properties fo:font-weight="bold" style:font-weight-asian="bold"/>
    </style:style>
    <style:style style:name="T220" style:parent-style-name="段落フォント" style:family="text">
      <style:text-properties fo:font-weight="bold" style:font-weight-asian="bold"/>
    </style:style>
    <style:style style:name="P221" style:parent-style-name="Standard" style:family="paragraph">
      <style:paragraph-properties fo:text-align="justify"/>
    </style:style>
    <style:style style:name="P222" style:parent-style-name="Standard" style:family="paragraph">
      <style:paragraph-properties fo:text-align="justify" fo:margin-left="0.4916in">
        <style:tab-stops/>
      </style:paragraph-properties>
    </style:style>
    <style:style style:name="T223" style:parent-style-name="段落フォント" style:family="text">
      <style:text-properties fo:font-weight="bold" style:font-weight-asian="bold"/>
    </style:style>
    <style:style style:name="P224" style:parent-style-name="Standard" style:family="paragraph">
      <style:paragraph-properties fo:text-align="justify" fo:margin-left="0.4916in">
        <style:tab-stops/>
      </style:paragraph-properties>
    </style:style>
    <style:style style:name="T225" style:parent-style-name="段落フォント" style:family="text">
      <style:text-properties fo:font-style="italic" style:font-style-asian="italic"/>
    </style:style>
    <style:style style:name="P226" style:parent-style-name="Standard" style:family="paragraph">
      <style:paragraph-properties fo:text-align="justify" fo:margin-left="0.4916in">
        <style:tab-stops/>
      </style:paragraph-properties>
    </style:style>
    <style:style style:name="P227" style:parent-style-name="Standard" style:family="paragraph">
      <style:paragraph-properties fo:text-align="justify"/>
    </style:style>
    <style:style style:name="P228" style:parent-style-name="Standard" style:family="paragraph">
      <style:paragraph-properties fo:text-align="justify" fo:text-indent="0.4916in"/>
      <style:text-properties fo:font-weight="bold" style:font-weight-asian="bold"/>
    </style:style>
    <style:style style:name="P229" style:parent-style-name="Standard" style:family="paragraph">
      <style:paragraph-properties fo:text-align="justify" fo:margin-left="0.4916in">
        <style:tab-stops/>
      </style:paragraph-properties>
    </style:style>
    <style:style style:name="T230" style:parent-style-name="段落フォント" style:family="text">
      <style:text-properties fo:font-style="italic" style:font-style-asian="italic"/>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見出し2" style:family="paragraph">
      <style:paragraph-properties fo:break-before="page"/>
      <style:text-properties fo:font-size="11pt" style:font-size-asian="11pt" style:font-size-complex="11pt" fo:language="es" fo:country="ES"/>
    </style:style>
    <style:style style:name="P234"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235" style:parent-style-name="Standard" style:family="paragraph">
      <style:paragraph-properties fo:text-align="justify"/>
    </style:style>
    <style:style style:name="P236" style:parent-style-name="Standard" style:family="paragraph">
      <style:paragraph-properties fo:text-align="justify" fo:margin-left="0.4916in">
        <style:tab-stops/>
      </style:paragraph-properties>
    </style:style>
    <style:style style:name="T237" style:parent-style-name="段落フォント" style:family="text">
      <style:text-properties fo:font-weight="bold" style:font-weight-asian="bold"/>
    </style:style>
    <style:style style:name="P238" style:parent-style-name="Standard" style:family="paragraph">
      <style:paragraph-properties fo:text-align="justify" fo:margin-left="0.4916in">
        <style:tab-stops/>
      </style:paragraph-properties>
    </style:style>
    <style:style style:name="P239" style:parent-style-name="Standard" style:family="paragraph">
      <style:paragraph-properties fo:text-align="justify" fo:margin-left="0.4916in">
        <style:tab-stops/>
      </style:paragraph-properties>
    </style:style>
    <style:style style:name="P240" style:parent-style-name="Standard" style:family="paragraph">
      <style:paragraph-properties fo:text-align="justify"/>
    </style:style>
    <style:style style:name="P241" style:parent-style-name="Standard" style:family="paragraph">
      <style:paragraph-properties fo:text-align="justify" fo:text-indent="0.4916in"/>
      <style:text-properties fo:font-weight="bold" style:font-weight-asian="bold"/>
    </style:style>
    <style:style style:name="P242" style:parent-style-name="Standard" style:family="paragraph">
      <style:paragraph-properties fo:text-align="justify" fo:margin-left="0.4916in">
        <style:tab-stops/>
      </style:paragraph-properties>
    </style:style>
    <style:style style:name="P243" style:parent-style-name="Standard" style:family="paragraph">
      <style:paragraph-properties fo:text-align="justify"/>
    </style:style>
    <style:style style:name="P244"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245"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246" style:parent-style-name="Standard" style:family="paragraph">
      <style:paragraph-properties fo:text-align="justify"/>
    </style:style>
    <style:style style:name="P247" style:parent-style-name="Standard" style:family="paragraph">
      <style:paragraph-properties fo:text-align="justify" fo:margin-left="0.4916in">
        <style:tab-stops/>
      </style:paragraph-properties>
    </style:style>
    <style:style style:name="T248" style:parent-style-name="段落フォント" style:family="text">
      <style:text-properties fo:font-weight="bold" style:font-weight-asian="bold"/>
    </style:style>
    <style:style style:name="P249" style:parent-style-name="Standard" style:family="paragraph">
      <style:paragraph-properties fo:text-align="justify" fo:margin-left="0.4916in">
        <style:tab-stops/>
      </style:paragraph-properties>
    </style:style>
    <style:style style:name="P250" style:parent-style-name="Standard" style:family="paragraph">
      <style:paragraph-properties fo:text-align="justify"/>
    </style:style>
    <style:style style:name="P251" style:parent-style-name="Standard" style:family="paragraph">
      <style:paragraph-properties fo:text-align="justify" fo:text-indent="0.4916in"/>
      <style:text-properties fo:font-weight="bold" style:font-weight-asian="bold"/>
    </style:style>
    <style:style style:name="P252" style:parent-style-name="Standard" style:family="paragraph">
      <style:paragraph-properties fo:text-align="justify" fo:margin-left="0.4916in">
        <style:tab-stops/>
      </style:paragraph-properties>
    </style:style>
    <style:style style:name="P253" style:parent-style-name="Standard" style:family="paragraph">
      <style:paragraph-properties fo:text-align="justify"/>
    </style:style>
    <style:style style:name="P254" style:parent-style-name="Standard" style:family="paragraph">
      <style:text-properties style:font-name="Calibri Light" fo:font-weight="bold" style:font-weight-asian="bold" style:font-weight-complex="bold" fo:color="#5B9BD5"/>
    </style:style>
    <style:style style:name="P255" style:parent-style-name="見出し2" style:family="paragraph">
      <style:paragraph-properties fo:break-before="page"/>
      <style:text-properties fo:font-size="11pt" style:font-size-asian="11pt" style:font-size-complex="11pt" fo:language="es" fo:country="ES"/>
    </style:style>
    <style:style style:name="P256"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257"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258" style:parent-style-name="Standard" style:family="paragraph">
      <style:paragraph-properties fo:text-align="justify"/>
    </style:style>
    <style:style style:name="P259" style:parent-style-name="Standard" style:family="paragraph">
      <style:paragraph-properties fo:text-align="justify" fo:margin-left="0.4916in">
        <style:tab-stops/>
      </style:paragraph-properties>
    </style:style>
    <style:style style:name="T260" style:parent-style-name="段落フォント" style:family="text">
      <style:text-properties fo:font-weight="bold" style:font-weight-asian="bold"/>
    </style:style>
    <style:style style:name="P261" style:parent-style-name="Standard" style:family="paragraph">
      <style:paragraph-properties fo:text-align="justify" fo:margin-left="0.4916in">
        <style:tab-stops/>
      </style:paragraph-properties>
    </style:style>
    <style:style style:name="P262" style:parent-style-name="Standard" style:family="paragraph">
      <style:paragraph-properties fo:text-align="justify"/>
    </style:style>
    <style:style style:name="P263" style:parent-style-name="Standard" style:family="paragraph">
      <style:paragraph-properties fo:text-align="justify" fo:text-indent="0.4916in"/>
      <style:text-properties fo:font-weight="bold" style:font-weight-asian="bold"/>
    </style:style>
    <style:style style:name="P264" style:parent-style-name="Standard" style:family="paragraph">
      <style:paragraph-properties fo:text-align="justify" fo:margin-left="0.4916in">
        <style:tab-stops/>
      </style:paragraph-properties>
    </style:style>
    <style:style style:name="T265" style:parent-style-name="段落フォント" style:family="text">
      <style:text-properties fo:font-style="italic" style:font-style-asian="italic"/>
    </style:style>
    <style:style style:name="T266" style:parent-style-name="段落フォント" style:family="text">
      <style:text-properties style:text-underline-type="single" style:text-underline-style="solid" style:text-underline-width="auto" style:text-underline-mode="continuous"/>
    </style:style>
    <style:style style:name="P267" style:parent-style-name="Standard" style:family="paragraph">
      <style:paragraph-properties fo:text-align="justify"/>
    </style:style>
    <style:style style:name="P268" style:parent-style-name="Standard" style:family="paragraph">
      <style:paragraph-properties fo:text-align="justify" fo:margin-bottom="0in" fo:line-height="100%" fo:margin-left="0.4923in" fo:text-indent="-0.4923in">
        <style:tab-stops>
          <style:tab-stop style:type="left" style:position="0.4923in"/>
        </style:tab-stops>
      </style:paragraph-properties>
      <style:text-properties fo:font-weight="bold" style:font-weight-asian="bold"/>
    </style:style>
    <style:style style:name="P269" style:parent-style-name="Standard" style:family="paragraph">
      <style:paragraph-properties fo:text-align="justify"/>
    </style:style>
    <style:style style:name="P270" style:parent-style-name="Standard" style:family="paragraph">
      <style:paragraph-properties fo:text-align="justify" fo:margin-left="0.4916in">
        <style:tab-stops/>
      </style:paragraph-properties>
    </style:style>
    <style:style style:name="T271" style:parent-style-name="段落フォント" style:family="text">
      <style:text-properties fo:font-weight="bold" style:font-weight-asian="bold"/>
    </style:style>
    <style:style style:name="P272" style:parent-style-name="Standard" style:family="paragraph">
      <style:paragraph-properties fo:text-align="justify" fo:margin-left="0.4916in">
        <style:tab-stops/>
      </style:paragraph-properties>
    </style:style>
    <style:style style:name="T273" style:parent-style-name="段落フォント" style:family="text">
      <style:text-properties fo:font-style="italic" style:font-style-asian="italic"/>
    </style:style>
    <style:style style:name="P274" style:parent-style-name="Standard" style:family="paragraph">
      <style:paragraph-properties fo:text-align="justify"/>
    </style:style>
    <style:style style:name="P275" style:parent-style-name="Standard" style:family="paragraph">
      <style:paragraph-properties fo:text-align="justify" fo:text-indent="0.4916in"/>
      <style:text-properties fo:font-weight="bold" style:font-weight-asian="bold"/>
    </style:style>
    <style:style style:name="P276" style:parent-style-name="Standard" style:family="paragraph">
      <style:paragraph-properties fo:text-align="justify" fo:margin-left="0.4916in">
        <style:tab-stops/>
      </style:paragraph-properties>
    </style:style>
    <style:style style:name="P277" style:parent-style-name="Standard" style:family="paragraph">
      <style:paragraph-properties fo:text-align="justify"/>
    </style:style>
    <style:style style:name="P278" style:parent-style-name="Standard" style:family="paragraph">
      <style:text-properties style:font-name="Calibri Light" fo:font-weight="bold" style:font-weight-asian="bold" style:font-weight-complex="bold" fo:color="#5B9BD5"/>
    </style:style>
    <style:style style:name="P279" style:parent-style-name="見出し2" style:family="paragraph">
      <style:paragraph-properties fo:break-before="page"/>
      <style:text-properties fo:font-size="11pt" style:font-size-asian="11pt" style:font-size-complex="11pt" fo:language="es" fo:country="ES"/>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office:automatic-styles>
  <office:body>
    <office:text text:use-soft-page-breaks="true">
      <text:p text:style-name="P1">Especificación de Conformidad OpenChain</text:p>
      <text:p text:style-name="P2">Versión 1.1 pc14 (BORRADOR)</text:p>
      <text:p text:style-name="P3"/>
      <text:p text:style-name="P4"/>
      <text:p text:style-name="P5"/>
      <text:p text:style-name="P6">Contenidos</text:p>
      <text:table-of-content text:name="_TOC0">
        <text:table-of-content-source text:outline-level="3" text:use-outline-level="true" text:use-index-marks="false" text:use-index-source-styles="false" text:index-scope="document">
          <text:table-of-content-entry-template text:outline-level="1" text:style-name="標準">
            <text:index-entry-link-start/>
            <text:index-entry-text/>
            <text:index-entry-tab-stop style:leader-char="." style:type="right"/>
            <text:index-entry-page-number/>
            <text:index-entry-link-end/>
          </text:table-of-content-entry-template>
          <text:table-of-content-entry-template text:outline-level="2" text:style-name="標準">
            <text:index-entry-link-start/>
            <text:index-entry-text/>
            <text:index-entry-tab-stop style:leader-char="." style:type="right"/>
            <text:index-entry-page-number/>
            <text:index-entry-link-end/>
          </text:table-of-content-entry-template>
          <text:table-of-content-entry-template text:outline-level="3" text:style-name="標準">
            <text:index-entry-link-start/>
            <text:index-entry-text/>
            <text:index-entry-tab-stop style:leader-char="." style:type="right"/>
            <text:index-entry-page-number/>
            <text:index-entry-link-end/>
          </text:table-of-content-entry-template>
        </text:table-of-content-source>
        <text:index-body>
          <text:p text:style-name="P7"><text:a xlink:href="#_Toc481057180" office:target-frame-name="_top" xlink:show="replace">Introducción</text:a><text:a xlink:href="#_Toc481057180" office:target-frame-name="_top" xlink:show="replace"><text:tab/>3</text:a></text:p>
          <text:p text:style-name="P8"><text:a xlink:href="#_Toc481057181" office:target-frame-name="_top" xlink:show="replace">Definiciones</text:a><text:a xlink:href="#_Toc481057181" office:target-frame-name="_top" xlink:show="replace"><text:tab/>4</text:a></text:p>
          <text:p text:style-name="P9"><text:a xlink:href="#_Toc481057182" office:target-frame-name="_top" xlink:show="replace">Requisitos</text:a><text:a xlink:href="#_Toc481057182" office:target-frame-name="_top" xlink:show="replace"><text:tab/>5</text:a></text:p>
          <text:p text:style-name="P10"><text:a xlink:href="#_Toc481057183" office:target-frame-name="_top" xlink:show="replace">G1: Conozca sus responsabilidades con respecto al FOSS</text:a><text:a xlink:href="#_Toc481057183" office:target-frame-name="_top" xlink:show="replace"><text:tab/>5</text:a></text:p>
          <text:p text:style-name="P11"><text:a xlink:href="#_Toc481057184" office:target-frame-name="_top" xlink:show="replace">G2: Asignar responsabilidad para lograr el compliance</text:a><text:a xlink:href="#_Toc481057184" office:target-frame-name="_top" xlink:show="replace"><text:tab/>7</text:a></text:p>
          <text:p text:style-name="P12"><text:a xlink:href="#_Toc481057185" office:target-frame-name="_top" xlink:show="replace">G3: Revisar y aprobar los<text:s/></text:a><text:a xlink:href="#_Toc481057185" office:target-frame-name="_top" xlink:show="replace"><text:span text:style-name="T13">Contenido</text:span></text:a><text:a xlink:href="#_Toc481057185" office:target-frame-name="_top" xlink:show="replace"><text:s/>FOSS</text:a><text:a xlink:href="#_Toc481057185" office:target-frame-name="_top" xlink:show="replace"><text:tab/>9</text:a></text:p>
          <text:p text:style-name="P14"><text:a xlink:href="#_Toc481057186" office:target-frame-name="_top" xlink:show="replace">G4: Entrega de documentación de contenido FOSS y artefactos</text:a><text:a xlink:href="#_Toc481057186" office:target-frame-name="_top" xlink:show="replace"><text:tab/>10</text:a></text:p>
          <text:p text:style-name="P15"><text:a xlink:href="#_Toc481057187" office:target-frame-name="_top" xlink:show="replace">G5: Entender el compromiso con la comunidad<text:s/>FOSS</text:a><text:a xlink:href="#_Toc481057187" office:target-frame-name="_top" xlink:show="replace"><text:tab/>11</text:a></text:p>
          <text:p text:style-name="P16"><text:a xlink:href="#_Toc481057188" office:target-frame-name="_top" xlink:show="replace">G6: Certificar el cumplimiento de los requisitos de OpenChain</text:a><text:a xlink:href="#_Toc481057188" office:target-frame-name="_top" xlink:show="replace"><text:tab/>12</text:a></text:p>
          <text:p text:style-name="P17"><text:a xlink:href="#_Toc481057189" office:target-frame-name="_top" xlink:show="replace">Apéndice I: Traducciones de idiomas</text:a><text:a xlink:href="#_Toc481057189" office:target-frame-name="_top" xlink:show="replace"><text:tab/>13</text:a></text:p>
          <text:p text:style-name="P18"/>
        </text:index-body>
      </text:table-of-content>
      <text:p text:style-name="P19"/>
      <text:p text:style-name="P20"/>
      <text:p text:style-name="P21">Copyright © 2016-2017 Linux Foundation. Este documento está disponible bajo la licencia Creative Commons Attribution 4.0 International (CC-BY 4.0). Dicha licensia se puede encontrar en<text:s/><text:a xlink:href="https://creativecommons.org/licenses/by/4.0/" office:target-frame-name="_top" xlink:show="replace">https://creativecommons.org/licenses/by/4.0/</text:a></text:p>
      <text:p text:style-name="P22"/>
      <text:h text:style-name="P23" text:outline-level="1"><text:bookmark-start text:name="_Toc481057180"/><text:soft-page-break/>Introducción<text:bookmark-end text:name="_Toc481057180"/></text:h>
      <text:p text:style-name="P24">La iniciativa OpenChain comenzó en el 2013 cuando un grupo de profesionales especialistas en materia de la cadena de suministro de software de código abierto (<text:span text:style-name="T25">Open S</text:span><text:span text:style-name="T26">ource Software, OSS</text:span>) identificó dos patrones emergentes: 1) existían similitudes significativas en los procesos de las organizaciones con programas maduros de conformidad en materia de OSS; y 2) existen un gran número de organizaciones, intercambiando software, que tienen programas de<text:s/><text:span text:style-name="T27">conformidad</text:span><text:s/>menos desarrollados. Esto crea a una falta de confianza en la coherencia y la calidad de los “<text:span text:style-name="T28">artefactos de conformidad</text:span>” que acompañan el software que se intercambia. Como consecuencia de ello, en cada nivel de la<text:s/>cadena de suministro, las organizaciones situadas en la parte final de la cadena (<text:span text:style-name="T29">downstream</text:span>) frecuentemente repiten el trabajo de<text:s/><text:span text:style-name="T30">conformidad</text:span><text:s/>ya realizado por otras organizaciones en el inicio de la cadena (<text:span text:style-name="T31">upstream</text:span>).</text:p>
      <text:p text:style-name="P32">Se creó un grupo de estudio para considerar si podría establecerse una especificación<text:s/><text:span text:style-name="T33">general</text:span><text:s/>para un programa de<text:s/><text:span text:style-name="T34">conformidad</text:span><text:s/>estándar que: i) incremente la calidad y consistencia en la información respecto al<text:s/><text:span text:style-name="T35">conformidad</text:span><text:span text:style-name="T36"><text:s/>de OSS</text:span><text:s/>compartida en toda la industria; y ii) disminuya los altos costos de transacción asociados con el OSS que resultan de la repetición del trabajo de<text:s/><text:span text:style-name="T37">conformidad</text:span>. El grupo de estudio se transformó en un grupo de trabajo, y en abril del 2016, se organizó formalmente como un proyecto de colaboración de la Linux Foundation.</text:p>
      <text:p text:style-name="P38">La Visión y Misión de la Iniciativa OpenChain son las siguientes:</text:p>
      <text:list text:style-name="WWNum1">
        <text:list-item>
          <text:p text:style-name="P39">Visión: Una cadena de suministro de software donde el software libre / de código abierto (FOSS) se entrega con información de<text:s/><text:span text:style-name="T40">conformidad</text:span><text:s/>confiable y consistente.</text:p>
        </text:list-item>
      </text:list>
      <text:p text:style-name="P41"/>
      <text:list text:style-name="WWNum1" text:continue-numbering="true">
        <text:list-item>
          <text:p text:style-name="P42">Misión: Establecer los requisitos para lograr una gestión eficaz de software libre / de código abierto (FOSS) para los participantes de la cadena de suministro de software, de tal forma que los requisitos y los elementos asociados con ellos se desarrollen de manera conjunta y abierta por los miembros de la cadena de suministro de software, de la comunidad OSS y de la comunidad académica.</text:p>
        </text:list-item>
      </text:list>
      <text:p text:style-name="P43">De acuerdo con su Visión y Misión, esta especificación define un conjunto de requisitos que, si se cumplen, incrementan significativamente la probabilidad de que un programa de<text:s/><text:span text:style-name="T44">conformidad</text:span><text:s/>para OSS alcance un nivel adecuado de calidad, consistencia e integridad <text:s/>(aunque se debe tener en cuenta que un programa que satisfaga todos los requisitos de la especificación no garantiza la<text:s/><text:span text:style-name="T45">conformidad</text:span><text:s/>total).<text:s/>Estos requisitos representan un conjunto de requisitos básicos (un nivel mínimo) que un programa debe satisfacer para ser considerado<text:s/><text:span text:style-name="T46">OpenChain Conforming</text:span>. La especificación se centra en las características del "qué" y del "por qué" de un programa de<text:s/><text:span text:style-name="T47">confo</text:span><text:span text:style-name="T48">rmidad,</text:span><text:s/>y no en las<text:s/>del "cómo" y del "cuándo". Esto asegura un nivel práctico de flexibilidad que permite a las organizaciones adaptar sus políticas y procesos para que se ajusten mejor a sus objetivos.</text:p>
      <text:p text:style-name="P49">La Sección 2 presenta las definiciones de los términos más importantes utilizados a lo largo de esta especificación. La Sección 3 presenta los diferentes requisitos de la especificación, cada uno con una lista de uno o más<text:s/><text:span text:style-name="T50">Artefactos de Verificación</text:span>. Éstos representan la evidencia que debe existir para que un determinado requisito se considere satisfecho. Si se cumplen todos los requisitos para un programa dado, éste se consideraría en conformidad con OpenChain (<text:span text:style-name="T51">OpenChain Conforming</text:span>), de acuerdo con la versión 1.1 de la especificación. Los<text:s/><text:span text:style-name="T52">Artefactos de Verificación</text:span><text:s/>no están destinados a ser públicos, pero podrían proporcionarse bajo Acuerdo de<text:s/><text:soft-page-break/>Confidencialidad (NDA) o previa solicitud privada a la<text:s/><text:span text:style-name="T53">organización OpenChain</text:span><text:s/>para validar esta conformidad.</text:p>
      <text:h text:style-name="P54" text:outline-level="1"><text:bookmark-start text:name="_Toc481057181"/><text:soft-page-break/>Definiciones<text:bookmark-end text:name="_Toc481057181"/></text:h>
      <text:p text:style-name="P55"/>
      <text:p text:style-name="P56"><text:span text:style-name="T57">FOSS</text:span><text:s/>(software libre y de código abierto) - software sujeto a una o más licencias que cumplan con la definición de código abierto publicada por la<text:s/><text:span text:style-name="T58">Open Source Initiative</text:span><text:s/>(OpenSource.org) o la Definición de Software Libre (publicada por la<text:s/><text:span text:style-name="T59">Free Software</text:span><text:span text:style-name="T60"><text:s/>Foundation</text:span>) o una licencia similar.</text:p>
      <text:p text:style-name="P61"><text:span text:style-name="T62">Contacto FOSS<text:s/></text:span>- una persona de<text:s/>la organización designada para servir de contact para entidades externas sobre consultas respecto al FOSS creado o utilizado en la organización.</text:p>
      <text:p text:style-name="P63"><text:span text:style-name="T64">Licencias Identificadas</text:span><text:s/>– un conjunto de licencias que se ha identificado son utilizadas en la organización.</text:p>
      <text:p text:style-name="P65"><text:span text:style-name="T66">“OpenChain Conforming”</text:span><text:s/>- un programa que satisface todos los requisitos de esta especificación.</text:p>
      <text:p text:style-name="P67"><text:span text:style-name="T68">Personal</text:span><text:span text:style-name="T69"><text:s/>de Software</text:span><text:s/>- cualquier empleado o contratista que defina, contribuya o tenga la responsabilidad de preparar el Software Suministrado. Según cada organización, puede incluir (pero no está limitado a) los desarrolladores del software, los ingenieros responsables del “<text:span text:style-name="T70">release</text:span>”, los ingenieros de calidad, el personal de marketing de producto y/o de gestión de producto.</text:p>
      <text:p text:style-name="P71"><text:span text:style-name="T72">SPDX</text:span><text:s/>o<text:s/><text:span text:style-name="T73">Software Package Data Exchange</text:span><text:s/>(<text:span text:style-name="T74">Intercambio de Datos</text:span><text:span text:style-name="T75"><text:s/></text:span><text:span text:style-name="T76">sobre</text:span><text:span text:style-name="T77"><text:s/></text:span><text:span text:style-name="T78">Paquetes de Software</text:span><text:span text:style-name="T79">)<text:s/></text:span>- el estándar creado por el Grupo de Trabajo SPDX que define un formato para intercambiar información sobre las licencias y los derechos de autor referentes a un paquete específico de software. La descripción de la especificación SPDX se encuentra en ww.spdx.org.</text:p>
      <text:p text:style-name="P80"><text:span text:style-name="T81">Software Suministrado</text:span>: el software que una organización entrega a terceros (otras organizaciones o individuos).</text:p>
      <text:p text:style-name="P82"><text:span text:style-name="T83">Artefactos</text:span><text:s/><text:span text:style-name="T84">de Verificación –</text:span><text:s/>Documentos que deben existir para que un determinado requisito<text:s/><text:span text:style-name="T85">de esta especificación</text:span><text:s/>se considere satisfecho.</text:p>
      <text:p text:style-name="P86"/>
      <text:h text:style-name="P87" text:outline-level="1"><text:bookmark-start text:name="_Toc481057182"/><text:soft-page-break/>Requisitos<text:bookmark-end text:name="_Toc481057182"/></text:h>
      <text:p text:style-name="P88"/>
      <text:h text:style-name="P89" text:outline-level="2"><text:bookmark-start text:name="_Toc481057183"/>G1: Conozca sus responsabilidades con respecto al FOSS<text:bookmark-end text:name="_Toc481057183"/></text:h>
      <text:p text:style-name="Standard"/>
      <text:p text:style-name="P90"><text:span text:style-name="T91">1.1<text:s/></text:span><text:span text:style-name="T92"><text:tab/>Debe existir una política escrita sobre FOSS que rige el<text:s/></text:span><text:span text:style-name="T93">conformidad de las licencias FOSS</text:span><text:span text:style-name="T94"><text:s/>en<text:s/></text:span><text:span text:style-name="T95">la distribución de Software Suministrada.<text:s/></text:span><text:s/>Esta política debe ser comunicada internamente.</text:p>
      <text:p text:style-name="P96"/>
      <text:p text:style-name="P97"><text:span text:style-name="T98">Artefacto/s de Verificación</text:span>:</text:p>
      <text:p text:style-name="P99">1.1.1 Existe una política documentada sobre FOSS.</text:p>
      <text:p text:style-name="P100">1.1.2 Existe un procedimiento documentado que informa a todo el Personal de Software<text:s/>sobre la existencia de la política FOSS (por ejemplo, a través de la capacitación, un wiki interno u otro método práctico de comunicación).</text:p>
      <text:p text:style-name="P101">Razón fundamental:</text:p>
      <text:p text:style-name="P102">Asegurar que se tomaron las medidas necesarias para crear, registrar e informar al Personal de Software de la política FOSS. Aunque no se especifiquen aquí requisitos sobre lo que debe incluirse en esta política, otros requisitos en otras secciones pueden hacerlo.</text:p>
      <text:p text:style-name="P103">1.2<text:tab/>Debe existir capacitación obligatoria sobre FOSS para todo el Personal de Software;<text:s/>esta capacitación debe cumplir los siguientes requisitos:</text:p>
      <text:list text:style-name="WWNum6">
        <text:list-item>
          <text:p text:style-name="P104">Debe cubrir, por lo menos, los siguientes temas:</text:p>
        </text:list-item>
      </text:list>
      <text:list text:style-name="WWNum5">
        <text:list-item>
          <text:p text:style-name="P105">La política FOSS de la organización y dónde encontrar una copia de ella;</text:p>
        </text:list-item>
        <text:list-item>
          <text:p text:style-name="P106">Los fundamentos del derecho de propiedad intelectual relacionados con el<text:s/>FOSS y las licencias libres;</text:p>
        </text:list-item>
        <text:list-item>
          <text:p text:style-name="P107">Los conceptos relevantes del régimen de licenciamiento FOSS (incluyendo los conceptos de licencias permisivas y copyleft);</text:p>
        </text:list-item>
        <text:list-item>
          <text:p text:style-name="P108">Los modelos de licenciamiento de proyectos FOSS;</text:p>
        </text:list-item>
        <text:list-item>
          <text:p text:style-name="P109"><text:span text:style-name="T110">Las funciones y responsabilidades del Personal de Softw</text:span><text:span text:style-name="T111">are relacionadas específicamente con el<text:s/></text:span><text:span text:style-name="T112">conformidad</text:span><text:span text:style-name="T113"><text:s/>FOSS</text:span><text:span text:style-name="T114"><text:s/>y la política FOSS en general; y</text:span></text:p>
        </text:list-item>
        <text:list-item>
          <text:p text:style-name="P115">El proceso de identificación, registro y / o seguimiento de componentes FOSS contenidos en el Software Suministrado.</text:p>
        </text:list-item>
      </text:list>
      <text:list text:style-name="WWNum6" text:continue-numbering="true">
        <text:list-item>
          <text:p text:style-name="P116"><text:span text:style-name="T117">El Personal de Software debe haber completado est</text:span><text:span text:style-name="T118">a capacitación en <text:s/>los últimos 24 meses (para ser considerado “al día”). Se puede utilizar una examen para demostrar que el Personal de Software cumple con los requisitos de formación.</text:span></text:p>
        </text:list-item>
        <text:list-item>
          <text:p text:style-name="P119">Artefacto/s de Verificación:</text:p>
        </text:list-item>
      </text:list>
      <text:p text:style-name="P120">1.2.1 Existen materiales para la formación<text:s/>sobre FOSS que abarcan los temas indicados (por ejemplo, presentaciones, cursos en línea u otros materiales de capacitación).</text:p>
      <text:p text:style-name="P121">1.2.2 Método para dar seguimiento a la capacitación de todo el Personal de Software.</text:p>
      <text:p text:style-name="P122">1.2.3 Al menos el 85% del Personal de Software debe estar “al día” (según la definición de la sección anterior).</text:p>
      <text:p text:style-name="P123"/>
      <text:soft-page-break/>
      <text:p text:style-name="P124">Razón fundamental:</text:p>
      <text:p text:style-name="P125">Asegurarse de que el Personal de Software haya sido recientemente capacitado sobre FOSS y que se cubran un conjunto básico de temas relevantes relacionados con el FOSS. La intención es asegurarse que esta capacitación cubra un conjunto básico de temas, aunque se espera que un programa de capacitación típico probablemente sera más completo de lo que se requiere aquí.</text:p>
      <text:p text:style-name="P126"/>
      <text:p text:style-name="P127">1.3<text:tab/>Existe un proceso para revisar las Licencias Identificadas para determinar las obligaciones, restricciones y derechos otorgados por cada licencia.</text:p>
      <text:p text:style-name="P128"/>
      <text:p text:style-name="P129"><text:span text:style-name="T130">Artefacto/s de Verificación</text:span>:</text:p>
      <text:p text:style-name="P131">1.3.1 Existe un procedimiento documentado para revisar y documentar las obligaciones, restricciones y derechos otorgados por cada Licencia Identificada que rige el Software Suministrado.</text:p>
      <text:p text:style-name="P132"/>
      <text:p text:style-name="P133">Razón fundamental:</text:p>
      <text:p text:style-name="P134">Asegurar que exista un proceso para revisar e identificar las obligaciones de licencia para cada Licencia Identificada para los diversos casos de uso.</text:p>
      <text:p text:style-name="P135"/>
      <text:h text:style-name="P136" text:outline-level="2"><text:bookmark-start text:name="_Toc481057184"/><text:soft-page-break/>G2: Asignar<text:s/>responsabilidad para lograr el c<text:bookmark-end text:name="_Toc481057184"/>onformidad</text:h>
      <text:p text:style-name="P137">2.1<text:s/><text:tab/>Identificar el rol del Contacto FOSS ("Contacto FOSS").</text:p>
      <text:list text:style-name="WWNum7">
        <text:list-item>
          <text:p text:style-name="P138">Designar la/s persona/s responsable/s de recibir consultas externas sobre FOSS;</text:p>
        </text:list-item>
        <text:list-item>
          <text:p text:style-name="P139"><text:span text:style-name="T140">Asegurarse que el Contacto FOSS haga un esfuerzo comercialmente razonabl</text:span><text:span text:style-name="T141">e para responder a las consultas sobre<text:s/></text:span><text:span text:style-name="T142">conformidad</text:span><text:span text:style-name="T143"><text:s/>FOSS, según corresponda; e</text:span></text:p>
        </text:list-item>
        <text:list-item>
          <text:p text:style-name="P144">Identificar públicamente los medios para contactar con el Contacto FOSS <text:s/>mediante comunicación electrónica.</text:p>
        </text:list-item>
      </text:list>
      <text:p text:style-name="P145"/>
      <text:p text:style-name="P146"><text:span text:style-name="T147">Artefacto/s de Verificación</text:span>:</text:p>
      <text:p text:style-name="P148">2.1.1 El rol de Contacto FOSS debe ser públicamente identificado (por ejemplo, a través de una dirección de correo electrónico pública, o en el<text:s/><text:span text:style-name="T149">Directorio Open conformidad</text:span><text:s/>de la Fundación Linux).</text:p>
      <text:p text:style-name="P150">2.1.2 Existe un proceso interno documentado que determina el proceso para recibir consultas de<text:s/><text:span text:style-name="T151">conformidad</text:span><text:s/>FOSS.</text:p>
      <text:p text:style-name="P152"/>
      <text:p text:style-name="P153">Razón fundamental:</text:p>
      <text:p text:style-name="P154">Asegurarse de que haya una metodo razonable para que terceros puedan ponerse en contacto con la organización para realizar consultas sobre la<text:s/><text:span text:style-name="T155">conformidad FOSS</text:span><text:s/>de la organización y que esta responsabilidad se haya asignado efectivamente.</text:p>
      <text:p text:style-name="P156"/>
      <text:p text:style-name="P157">2.2<text:s/><text:tab/>Identificar el/los rol/es interno/s para el conformidad FOSS.</text:p>
      <text:list text:style-name="WWNum7" text:continue-numbering="true">
        <text:list-item>
          <text:p text:style-name="P158"><text:span text:style-name="T159">Designar la/s persona/s responsable/s de la gestión de<text:s/></text:span><text:span text:style-name="T160">conformidad</text:span><text:span text:style-name="T161"><text:s/>interna del FOSS. El responsable de conformidad FOSS y el Contacto FOSS pueden ser la misma persona.</text:span></text:p>
        </text:list-item>
        <text:list-item>
          <text:p text:style-name="P162"><text:span text:style-name="T163">A</text:span><text:span text:style-name="T164">segurarse que la actividad de gestión del<text:s/></text:span><text:span text:style-name="T165">conformidad</text:span><text:span text:style-name="T166"><text:s/>de FOSS tenga recursos suficientes:</text:span></text:p>
          <text:list text:continue-numbering="true">
            <text:list-item>
              <text:p text:style-name="P167">Se ha sido asignado el tiempo necesario para desempeñar el rol; y</text:p>
            </text:list-item>
            <text:list-item>
              <text:p text:style-name="P168">Se ha asignado un presupuesto comercialmente razonable.</text:p>
            </text:list-item>
          </text:list>
        </text:list-item>
        <text:list-item>
          <text:p text:style-name="P169">Atribuir responsabilidades para desarrollar<text:s/>y mantener la política y los procesos de conformidad FOSS;</text:p>
        </text:list-item>
        <text:list-item>
          <text:p text:style-name="P170">Asegurarse que el responsable de conformidad FOSS tenga acceso a personas con experiencia jurídica relacionada con el conformidad FOSS (por ejemplo, a<text:s/>un experto jurídico interno o externo); y</text:p>
        </text:list-item>
        <text:list-item>
          <text:p text:style-name="P171">Asegurarse que exista un camino de escalamiento para la resolución de problemas de conformidad FOSS.</text:p>
        </text:list-item>
      </text:list>
      <text:p text:style-name="P172"/>
      <text:p text:style-name="P173"><text:span text:style-name="T174">Artefacto/s de Verificación</text:span>:</text:p>
      <text:p text:style-name="P175">2.2.1 Identificación interna del nombre de las personas, grupos o funciones responsables del conformidad FOSS.</text:p>
      <text:p text:style-name="P176">2.2.2 Identificación de la fuente de conocimientos jurídicos accesibles para los responsables de conformidad FOSS (fuente interna o externa).</text:p>
      <text:p text:style-name="P177">2.2.3 Existencia de un procedimiento documentado que asigna responsabilidades internas para el conformidad FOSS.</text:p>
      <text:soft-page-break/>
      <text:p text:style-name="P178">2.2.4 Existencia de un procedimiento documentado para gestionar la revisión y solución de casos no conformes.</text:p>
      <text:p text:style-name="P179">Razón fundamental:</text:p>
      <text:p text:style-name="P180">Asegurarse que determinadas responsabilidades respecto al FOSS hayan sido atribuidas de manera efectiva.</text:p>
      <text:p text:style-name="P181"/>
      <text:h text:style-name="P182" text:outline-level="2"><text:bookmark-start text:name="_Toc481057185"/><text:soft-page-break/><text:span text:style-name="T183">G3: Revisar y aprobar los<text:s/></text:span><text:span text:style-name="T184">Contenido</text:span><text:span text:style-name="T185"><text:s/>FOSS</text:span><text:bookmark-end text:name="_Toc481057185"/></text:h>
      <text:p text:style-name="P186"/>
      <text:p text:style-name="P187">3.1<text:s/><text:tab/>Existe un proceso para crear y gestionar una lista de todos los componentes FOSS (y sus respectivas Licencias Identificadas) que son parte del Software Suministrado.</text:p>
      <text:p text:style-name="P188"/>
      <text:p text:style-name="P189"><text:span text:style-name="T190">Artefacto/s de Verificación</text:span>:</text:p>
      <text:p text:style-name="P191">3.1.1<text:s/>Existe un proceso documentado para identificar, rastrear (<text:span text:style-name="T192">trace</text:span>) y archivar una lista de componentes FOSS (y sus Licencias Identificadas) que constituyen el Software Suministrado.</text:p>
      <text:p text:style-name="P193">3.1.2 Existen registros para cada<text:s/><text:span text:style-name="T194">release</text:span><text:s/>de Software Suministrado que demuestren que se siguió correctamente el procedimiento<text:s/>documentado.</text:p>
      <text:p text:style-name="P195">Razón fundamental:</text:p>
      <text:p text:style-name="P196">Asegurarse que exista un proceso para crear y gestionar una “lista de materiales” de los componentes FOSS usados ​​para construir el Software Suministrado. Este listado debe<text:s/>existir para permitir la revisión sistemática de los términos de la licencia de cada componente, para entender sus respectivas obligaciones y restricciones de distribución aplicables al Software Suministrado.</text:p>
      <text:p text:style-name="P197"/>
      <text:p text:style-name="P198">3.2<text:s/><text:tab/>El programa de FOSS debe ser capaz de gestionar casos comunes de uso de FOSS encontrados por el Personal del Software para el Software Suministrado, que pueden incluir los siguientes casos de uso (tenga en cuenta que la lista no es exhaustiva ni que serán aplicables todos los casos de uso):</text:p>
      <text:list text:style-name="WWNum7" text:continue-numbering="true">
        <text:list-item>
          <text:p text:style-name="P199">Distribuidos en forma binaria;</text:p>
        </text:list-item>
        <text:list-item>
          <text:p text:style-name="P200">Distribuidos en forma de código fuente;</text:p>
        </text:list-item>
        <text:list-item>
          <text:p text:style-name="P201">Integrado con otros componentes FOSS de tal manera que pueda desencadenar obligaciones copyleft;</text:p>
        </text:list-item>
        <text:list-item>
          <text:p text:style-name="P202">Contiene FOSS modificado;</text:p>
        </text:list-item>
        <text:list-item>
          <text:p text:style-name="P203">Contiene FOSS u otro tipo de software bajo una licencia<text:s/>incompatible cuando interactua con otros componentes dentro del Software Suministrado; y/o</text:p>
        </text:list-item>
        <text:list-item>
          <text:p text:style-name="P204">Contiene FOSS con requisitos de atribución.</text:p>
        </text:list-item>
      </text:list>
      <text:p text:style-name="P205"/>
      <text:p text:style-name="P206"><text:span text:style-name="T207">Artefacto/s de Verificación</text:span>:</text:p>
      <text:p text:style-name="P208">3.2.1 Se ha implementado un procedimiento capaz de gestionar los casos comunes de uso de FOSS encontrados por Personal de Software en el Software Suministrado.</text:p>
      <text:p text:style-name="P209">Razón fundamental:</text:p>
      <text:p text:style-name="P210">Asegurarse que el programa de gestión de FOSS sea lo suficientemente robusto como para gestionar los casos comunes de uso de FOSS de una organización. Que exista un proceso para apoyar esta actividad y que se siga ese proceso.</text:p>
      <text:h text:style-name="P211" text:outline-level="2"><text:bookmark-start text:name="_Toc481057186"/><text:soft-page-break/>G4: Entrega de documentación de contenido FOSS y artefactos<text:bookmark-end text:name="_Toc481057186"/></text:h>
      <text:p text:style-name="Standard"/>
      <text:p text:style-name="P212"><text:span text:style-name="T213">4.1<text:s/></text:span><text:span text:style-name="T214"><text:tab/>Preparar el conjunto de documentos que representa los resultados del programa de revisión FOSS para cada distribución (</text:span><text:span text:style-name="T215">release</text:span><text:span text:style-name="T216">) de<text:s/></text:span><text:span text:style-name="T217">Software Suministrado. Este conjunto se denomina “</text:span><text:span text:style-name="T218">Artefactos de conformidad</text:span><text:span text:style-name="T219">” que podría incluir (pero no se limita a) lo siguiente: el código fuente, los avisos de atribución, los avisos de derechos de autor, una copia de las licencias, notificaciones sobr</text:span><text:span text:style-name="T220">e modificaciones, ofertas escritas, documentos SPDX y similares.</text:span></text:p>
      <text:p text:style-name="P221"/>
      <text:p text:style-name="P222"><text:span text:style-name="T223">Artefacto/s de Verificación</text:span>:</text:p>
      <text:p text:style-name="P224">4.1.1 Existe un procedimiento documentado que asegura que los<text:s/><text:span text:style-name="T225">Artefactos de conformidad</text:span><text:s/>se preparan y se distribuyen con el Software Suministrado en la manera requerida por las Licencias Identificadas.</text:p>
      <text:p text:style-name="P226">4.1.2 Se archivan copias de los Artefactos de conformidad del Software Suministrado, que pueden ser recuperadas fácilmente, y se establece un plan para que estas copias existan por lo menos mientras el Software Suministrado esté ofrecido o por el tiempo requerido por las Licencias Identificadas (lo que sea más largo).</text:p>
      <text:p text:style-name="P227"/>
      <text:p text:style-name="P228">Razón fundamental:</text:p>
      <text:p text:style-name="P229">Asegurase que el conjunto completo de Artefactos de<text:s/><text:span text:style-name="T230">conformidad</text:span><text:s/>acompañe al Software Suministrado en la manera requerida por las Licencias Identificadas que rigen el Software Suministrado, junto con otros informes creados durante el proceso de revisión FOSS.</text:p>
      <text:p text:style-name="P231"/>
      <text:p text:style-name="P232"/>
      <text:h text:style-name="P233" text:outline-level="2"><text:bookmark-start text:name="_Toc481057187"/><text:soft-page-break/>G5: Entender el compromiso con la comunidad FOSS<text:bookmark-end text:name="_Toc481057187"/></text:h>
      <text:p text:style-name="Standard"/>
      <text:p text:style-name="P234">5.1<text:s/><text:tab/>Existe una política escrita que rige las contribuciones a los proyectos<text:s/>FOSS por parte de la organización. La política debe ser comunicada internamente.</text:p>
      <text:p text:style-name="P235"/>
      <text:p text:style-name="P236"><text:span text:style-name="T237">Artefacto/s de Verificación</text:span>:</text:p>
      <text:p text:style-name="P238">5.1.1 Existe una política documentada sobre las contribuciones a proyectos FOSS;</text:p>
      <text:p text:style-name="P239">5.1.2 Existe un procedimiento documentado que informe a todo el<text:s/>Personal de Software de la existencia de la política sobre contribuciones FOSS (por ejemplo, a través de la formación, un wiki interno u otro método de comunicación práctica).</text:p>
      <text:p text:style-name="P240"/>
      <text:p text:style-name="P241">Razón fundamental:</text:p>
      <text:p text:style-name="P242">Asegurarse que la organización haya considerado razonablemente el desarrollo de una política con respecto a la contribución pública a proyectos FOSS. La política sobre contribuciones a proyectos FOSS puede ser parte de la política general de FOSS de la organización o ser una política independiente. En el caso de prohibir totalmente las contribuciones a FOSS, debe existir una política que establezca de manera clara esta posición.</text:p>
      <text:p text:style-name="P243"/>
      <text:p text:style-name="P244"/>
      <text:p text:style-name="P245">5.2<text:s/><text:tab/>Si la organización permite contribuciones a proyectos FOSS, entonces debe existir un proceso que implemente la política de contribuciones FOSS descrita en la Sección 5.1.</text:p>
      <text:p text:style-name="P246"/>
      <text:p text:style-name="P247"><text:span text:style-name="T248">Artefacto/s de Verificación</text:span>:</text:p>
      <text:p text:style-name="P249">5.2.1 Siempre que la política sobre contribuciones FOSS permita contribuciones, dbe existir un procedimiento documentado que describa el proceso de contribuciones a proyectos FOSS.</text:p>
      <text:p text:style-name="P250"/>
      <text:p text:style-name="P251">Razón fundamental:</text:p>
      <text:p text:style-name="P252">Asegurarse que la organización tenga un proceso documentado para saber cómo la organización contribuye públicamente a proyectos FOSS. Puede existir una política que prohíba las contribuciones FOSS en absoluto. En este caso se entiende que no<text:s/>puede existir ningún proceso, lo cual cumplirá este requisito.</text:p>
      <text:p text:style-name="P253"/>
      <text:p text:style-name="P254"/>
      <text:h text:style-name="P255" text:outline-level="2"><text:bookmark-start text:name="_Toc481057188"/><text:soft-page-break/>G6: Certificar el cumplimiento de los requisitos de OpenChain<text:bookmark-end text:name="_Toc481057188"/></text:h>
      <text:p text:style-name="P256"/>
      <text:p text:style-name="P257">6.1<text:s/><text:tab/>Para que una organización sea certificada Conforme con OpenChain, debe afirmar que tiene un programa FOSS que cumple con<text:s/>los criterios descritos en esta Especificación OpenChain versión 1.1.</text:p>
      <text:p text:style-name="P258"/>
      <text:p text:style-name="P259"><text:span text:style-name="T260">Artefacto/s de Verificación</text:span>:</text:p>
      <text:p text:style-name="P261">6.1.1 La organización afirma que existe un programa que cumpla con todos los requisitos de esta Especificación OpenChain versión 1.1.</text:p>
      <text:p text:style-name="P262"/>
      <text:p text:style-name="P263">Razón fundamental:</text:p>
      <text:p text:style-name="P264">Asegurarse que, si la organización declara que tiene un programa que es<text:s/><text:span text:style-name="T265">OpenChain Conforming</text:span>, dicho programa cumple con<text:s/><text:span text:style-name="T266">todos</text:span><text:s/>los requisitos de esta especificación. La mera satisfacción de un subconjunto de estos requisitos no se consideraría suficiente para justificar que un programa sea certificado conforme con OpenChain.</text:p>
      <text:p text:style-name="P267"/>
      <text:p text:style-name="P268">6.2<text:s/><text:tab/>La conformidad con esta versión de la especificación durará 18 meses a partir de la fecha en que la conformidad fue validada. Los requisitos de validación de conformidad pueden encontrarse en el sitio web del proyecto OpenChain.</text:p>
      <text:p text:style-name="P269"/>
      <text:p text:style-name="P270"><text:span text:style-name="T271">Artefacto/s de Verificación</text:span>:</text:p>
      <text:p text:style-name="P272">6.2.1 La organización afirma que existe un programa de<text:s/><text:span text:style-name="T273">conformidad</text:span><text:s/>FOSS que cumple con todos los requisitos de esta Especificación OpenChain versión 1.1 en los últimos 18 meses<text:s/>de lograr la conformidad.</text:p>
      <text:p text:style-name="P274"/>
      <text:p text:style-name="P275">Razón fundamental:</text:p>
      <text:p text:style-name="P276">Es importante que la organización se mantenga al día con la especificación si desea afirmar la conformidad pasado el plazo de vigencia. Este requisito asegura que los procesos y controles de soporte del programa no se erosionen si la organización quiere seguir afirmando la conformidad con especificación después del plazo de 18 meses.</text:p>
      <text:p text:style-name="P277"/>
      <text:p text:style-name="P278"/>
      <text:h text:style-name="P279" text:outline-level="2"><text:bookmark-start text:name="_Toc481057189"/><text:soft-page-break/>Apéndice I: Traducciones de<text:s/><text:bookmark-end text:name="_Toc481057189"/>este documento</text:h>
      <text:p text:style-name="P280"/>
      <text:p text:style-name="P281">Para facilitar la adopción global<text:s/>(de esta especificación)<text:s/>agradecemos los esfuerzos<text:s/>para traducir la especificación en varios idiomas. Dado que OpenChain funciona como un proyecto de código abierto, las traducciones son impulsadas por aquellos que están dispuestos a aportar su tiempo y experiencia para realizar traducciones bajo los términos de la licencia CC-BY 4.0 y la política de traducción del proyecto. Los detalles de la política y las traducciones disponibles se pueden encontrar en la página web de especificaciones del proyecto OpenChain.</text:p>
      <text:p text:style-name="P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ＭＳ 明朝" svg:font-family="ＭＳ 明朝"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Century" svg:font-family="Century" style:font-family-generic="roman" style:font-pitch="variable" svg:panose-1="2 4 6 4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ＭＳ 明朝"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見出し1" style:display-name="見出し 1" style:family="paragraph" style:parent-style-name="Standard" style:next-style-name="Standard" style:default-outline-level="1">
      <style:paragraph-properties fo:keep-with-next="always" fo:keep-together="always" fo:text-align="justify" fo:margin-top="0.3333in" fo:margin-bottom="0in" fo:line-height="100%"/>
      <style:text-properties style:font-name="Calibri Light" style:font-name-asian="Calibri" fo:font-weight="bold" style:font-weight-asian="bold" style:font-weight-complex="bold" fo:color="#2E74B5" fo:font-size="14pt" style:font-size-asian="14pt" style:font-size-complex="14pt" fo:language="en" fo:country="US" fo:hyphenate="false"/>
    </style:style>
    <style:style style:name="見出し2" style:display-name="見出し 2" style:family="paragraph" style:parent-style-name="Standard" style:next-style-name="Standard" style:default-outline-level="2">
      <style:paragraph-properties fo:keep-with-next="always" fo:keep-together="always" fo:text-align="justify" fo:margin-top="0.1388in" fo:margin-bottom="0in" fo:line-height="100%"/>
      <style:text-properties style:font-name="Calibri Light" style:font-name-asian="Calibri" fo:font-weight="bold" style:font-weight-asian="bold" style:font-weight-complex="bold" fo:color="#5B9BD5" fo:font-size="13pt" style:font-size-asian="13pt" style:font-size-complex="13pt" fo:language="en" fo:country="US" fo:hyphenate="false"/>
    </style:style>
    <style:style style:name="標準" style:display-name="標準" style:family="paragraph">
      <style:paragraph-properties fo:text-align="justify"/>
      <style:text-properties fo:hyphenate="false"/>
    </style:style>
    <style:style style:name="段落フォント" style:display-name="段落フォント"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一覧" style:display-name="一覧" style:family="paragraph" style:parent-style-name="Textbody">
      <style:text-properties style:font-name-complex="Mangal" fo:font-size="12pt" style:font-size-asian="12pt" fo:hyphenate="false"/>
    </style:style>
    <style:style style:name="図表番号" style:display-name="図表番号"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目次の見出し" style:display-name="目次の見出し" style:family="paragraph" style:parent-style-name="見出し1" style:next-style-name="Standard" style:default-outline-level="1">
      <style:paragraph-properties fo:text-align="start" fo:margin-top="0.1666in" fo:line-height="107%"/>
      <style:text-properties fo:font-weight="normal" style:font-weight-asian="normal" style:font-weight-complex="normal" fo:font-size="16pt" style:font-size-asian="16pt" style:font-size-complex="16pt" fo:language="es" fo:country="ES" style:language-asian="es" style:country-asian="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リスト段落" style:display-name="リスト段落" style:family="paragraph" style:parent-style-name="Standard">
      <style:paragraph-properties fo:margin-left="0.5in">
        <style:tab-stops/>
      </style:paragraph-properties>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Internetlink" style:display-name="Internet link" style:family="text" style:parent-style-name="段落フォント">
      <style:text-properties fo:color="#0563C1" style:text-underline-type="single" style:text-underline-style="solid" style:text-underline-width="auto" style:text-underline-mode="continuous" style:text-underline-color="font-color"/>
    </style:style>
    <style:style style:name="Título1Car" style:display-name="Título 1 Car" style:family="text" style:parent-style-name="段落フォント">
      <style:text-properties style:font-name="Calibri Light" style:font-name-asian="Calibri" style:font-name-complex="Tahoma" fo:font-weight="bold" style:font-weight-asian="bold" style:font-weight-complex="bold" fo:color="#2E74B5" fo:font-size="14pt" style:font-size-asian="14pt" style:font-size-complex="14pt" fo:language="en" fo:country="US"/>
    </style:style>
    <style:style style:name="Título2Car" style:display-name="Título 2 Car" style:family="text" style:parent-style-name="段落フォント">
      <style:text-properties style:font-name="Calibri Light" style:font-name-asian="Calibri" style:font-name-complex="Tahoma" fo:font-weight="bold" style:font-weight-asian="bold" style:font-weight-complex="bold" fo:color="#5B9BD5" fo:font-size="13pt" style:font-size-asian="13pt" style:font-size-complex="13pt" fo:language="en" fo:country="U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fo:language="es" fo:country="ES"/>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fo:font-weight="bold" style:font-weight-asian="bold"/>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fo:font-weight="bold" style:font-weight-asian="bold"/>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IndexLink" style:display-name="Index Link" style:family="text"/>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fo:language="es" fo:country="ES"/>
    </style:style>
    <text:list-style style:name="WWNum2" style:display-name="WWNum2">
      <text:list-level-style-number text:level="1" text:style-name="WW_CharLFO3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6LVL1" style:family="text">
      <style:text-properties style:font-name="Courier New" style:font-name-complex="Courier New" fo:font-weight="bold" style:font-weight-asian="bold"/>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o">
        <style:list-level-properties text:space-before="0.7416in" text:min-label-width="0.25in" text:list-level-position-and-space-mode="label-alignment">
          <style:list-level-label-alignment text:label-followed-by="listtab" fo:margin-left="0.9916in" fo:text-indent="-0.25in"/>
        </style:list-level-properties>
        <style:text-properties style:font-name="Courier New"/>
      </text:list-level-style-bullet>
      <text:list-level-style-bullet text:level="2" text:style-name="WW_CharLFO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fo:font-weight="bold" style:font-weight-asian="bold"/>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bain</meta:initial-creator>
    <dc:creator>シスプラBU投資管理委員会</dc:creator>
    <meta:creation-date>2017-07-11T22:25:00Z</meta:creation-date>
    <dc:date>2017-07-11T22:25:00Z</dc:date>
    <meta:template xlink:href="Normal.dotm" xlink:type="simple"/>
    <meta:editing-cycles>2</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39" meta:word-count="2983" meta:character-count="19950" meta:row-count="141" meta:non-whitespace-character-count="17006"/>
  </office:meta>
</office:document-meta>
</file>